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0.35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3.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001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5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82cm" fo:min-width="4.001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35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85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3.849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348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848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3.733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262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686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="Стили_20_стрелок_20_1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5.281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5.676cm"/>
      <style:paragraph-properties style:writing-mode="lr-tb"/>
    </style:style>
    <style:style style:name="gr22" style:family="graphic" style:parent-style-name="standard" style:list-style-name="L4">
      <style:graphic-properties draw:stroke="none" svg:stroke-color="#000000" draw:fill="none" draw:fill-color="#ffffff" fo:min-height="22.842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3.6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10.36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fo:min-height="1.091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475cm"/>
      <style:paragraph-properties style:writing-mode="lr-tb"/>
    </style:style>
    <style:style style:name="gr27" style:family="graphic" style:parent-style-name="standard" style:list-style-name="L3">
      <style:graphic-properties draw:stroke="none" svg:stroke-color="#000000" draw:fill="none" draw:fill-color="#ffffff" fo:min-height="15.261cm"/>
      <style:paragraph-properties style:writing-mode="lr-tb"/>
    </style:style>
    <style:style style:name="gr28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29" style:family="graphic" style:parent-style-name="objectwithoutfill">
      <style:graphic-properties draw:marker-end="Стили_20_стрелок_20_28" draw:marker-end-width="0.3cm" draw:fill="none" draw:textarea-vertical-align="middle"/>
    </style:style>
    <style:style style:name="gr30" style:family="graphic" style:parent-style-name="objectwithoutfill">
      <style:graphic-properties draw:marker-end="Стили_20_стрелок_20_29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30" draw:marker-end-width="0.3cm" draw:fill="none" draw:textarea-vertical-align="middle"/>
    </style:style>
    <style:style style:name="gr32" style:family="graphic" style:parent-style-name="standard" style:list-style-name="L3">
      <style:graphic-properties draw:stroke="none" svg:stroke-color="#000000" draw:fill="none" draw:fill-color="#ffffff" fo:min-height="1.636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ffff" fo:min-height="0.475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ffffff" fo:min-height="0.949cm"/>
      <style:paragraph-properties style:writing-mode="lr-tb"/>
    </style:style>
    <style:style style:name="gr35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36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37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38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41" style:family="graphic" style:parent-style-name="objectwithoutfill">
      <style:graphic-properties draw:stroke="dash" draw:stroke-dash="Double_20_Dash" draw:marker-start="" draw:marker-start-width="0.3cm" draw:marker-end="" draw:marker-end-width="0.3cm" draw:fill="none" draw:textarea-vertical-align="middle"/>
    </style:style>
    <style:style style:name="gr42" style:family="graphic" style:parent-style-name="standard" style:list-style-name="L3">
      <style:graphic-properties draw:stroke="none" svg:stroke-color="#000000" draw:fill="none" draw:fill-color="#ffffff" fo:min-height="13.081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fo:min-height="1.636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fo:min-height="11.991cm"/>
      <style:paragraph-properties style:writing-mode="lr-tb"/>
    </style:style>
    <style:style style:name="gr45" style:family="graphic" style:parent-style-name="standard">
      <style:graphic-properties draw:stroke="dash" draw:stroke-dash="Double_20_Dash" svg:stroke-color="#000000" draw:fill="none" draw:fill-color="#ffffff" fo:min-height="0.475cm"/>
      <style:paragraph-properties style:writing-mode="lr-tb"/>
    </style:style>
    <style:style style:name="gr46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48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49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gr50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51" style:family="graphic" style:parent-style-name="objectwithoutfill">
      <style:graphic-properties draw:stroke="dash" draw:stroke-dash="Double_20_Dash" draw:fill="none" draw:textarea-vertical-align="middle"/>
    </style:style>
    <style:style style:name="gr52" style:family="graphic" style:parent-style-name="objectwithoutfill">
      <style:graphic-properties draw:stroke="dash" draw:stroke-dash="Double_20_Dash" draw:marker-end="Стили_20_стрелок_20_31" draw:marker-end-width="0.3cm" draw:fill="none" draw:textarea-vertical-align="middle"/>
    </style:style>
    <style:style style:name="gr53" style:family="graphic" style:parent-style-name="standard">
      <style:graphic-properties draw:stroke="dash" draw:stroke-dash="Long_20_Dot" draw:fill="none" draw:textarea-horizontal-align="justify" draw:textarea-vertical-align="middle" draw:auto-grow-height="false" fo:min-height="4.348cm" fo:min-width="10.596cm"/>
    </style:style>
    <style:style style:name="gr54" style:family="graphic" style:parent-style-name="standard" style:list-style-name="L4">
      <style:graphic-properties draw:stroke="none" svg:stroke-color="#000000" draw:fill="none" draw:fill-color="#ffffff" fo:min-height="15.094cm"/>
      <style:paragraph-properties style:writing-mode="lr-tb"/>
    </style:style>
    <style:style style:name="gr55" style:family="graphic" style:parent-style-name="standard" style:list-style-name="L4">
      <style:graphic-properties draw:stroke="none" svg:stroke-color="#000000" draw:fill="none" draw:fill-color="#ffffff" fo:min-height="1.091cm"/>
      <style:paragraph-properties style:writing-mode="lr-tb"/>
    </style:style>
    <style:style style:name="gr56" style:family="graphic" style:parent-style-name="standard" style:list-style-name="L4">
      <style:graphic-properties draw:stroke="none" svg:stroke-color="#000000" draw:fill="none" draw:fill-color="#ffffff" fo:min-height="5.451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58" style:family="graphic" style:parent-style-name="standard" style:list-style-name="L4">
      <style:graphic-properties draw:stroke="none" svg:stroke-color="#000000" draw:fill="none" draw:fill-color="#ffffff" fo:min-height="25.071cm"/>
      <style:paragraph-properties style:writing-mode="lr-tb"/>
    </style:style>
    <style:style style:name="gr59" style:family="graphic" style:parent-style-name="standard" style:list-style-name="L4">
      <style:graphic-properties draw:stroke="none" svg:stroke-color="#000000" draw:fill="none" draw:fill-color="#ffffff" fo:min-height="8.721cm"/>
      <style:paragraph-properties style:writing-mode="lr-tb"/>
    </style:style>
    <style:style style:name="gr60" style:family="graphic" style:parent-style-name="standard" style:list-style-name="L4">
      <style:graphic-properties draw:stroke="none" svg:stroke-color="#000000" draw:fill="none" draw:fill-color="#ffffff" fo:min-height="0.454cm"/>
      <style:paragraph-properties style:writing-mode="lr-tb"/>
    </style:style>
    <style:style style:name="gr61" style:family="graphic" style:parent-style-name="standard" style:list-style-name="L4">
      <style:graphic-properties draw:stroke="none" svg:stroke-color="#000000" draw:fill="none" draw:fill-color="#ffffff" fo:min-height="11.991cm"/>
      <style:paragraph-properties style:writing-mode="lr-tb"/>
    </style:style>
    <style:style style:name="gr62" style:family="graphic" style:parent-style-name="standard" style:list-style-name="L4">
      <style:graphic-properties draw:stroke="none" svg:stroke-color="#000000" draw:fill="none" draw:fill-color="#ffffff" fo:min-height="25.071cm"/>
      <style:paragraph-properties style:writing-mode="lr-tb"/>
    </style:style>
    <style:style style:name="gr63" style:family="graphic" style:parent-style-name="standard" style:list-style-name="L3">
      <style:graphic-properties draw:stroke="none" svg:stroke-color="#000000" draw:fill="none" draw:fill-color="#ffffff" fo:min-height="20.166cm"/>
      <style:paragraph-properties style:writing-mode="lr-tb"/>
    </style:style>
    <style:style style:name="gr64" style:family="graphic" style:parent-style-name="standard" style:list-style-name="L3">
      <style:graphic-properties draw:stroke="none" svg:stroke-color="#000000" draw:fill="none" draw:fill-color="#ffffff" fo:min-height="3.81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1.895cm" style:use-optimal-column-width="false"/>
    </style:style>
    <style:style style:name="co3" style:family="table-column">
      <style:table-column-properties style:column-width="1.931cm" style:use-optimal-column-width="false"/>
    </style:style>
    <style:style style:name="co4" style:family="table-column">
      <style:table-column-properties style:column-width="14.764cm" style:use-optimal-column-width="false"/>
    </style:style>
    <style:style style:name="co5" style:family="table-column">
      <style:table-column-properties style:column-width="6.318cm" style:use-optimal-column-width="false"/>
    </style:style>
    <style:style style:name="co6" style:family="table-column">
      <style:table-column-properties style:column-width="12.224cm" style:use-optimal-column-width="false"/>
    </style:style>
    <style:style style:name="co7" style:family="table-column">
      <style:table-column-properties style:column-width="2.186cm" style:use-optimal-column-width="false"/>
    </style:style>
    <style:style style:name="co8" style:family="table-column">
      <style:table-column-properties style:column-width="1.164cm" style:use-optimal-column-width="false"/>
    </style:style>
    <style:style style:name="co9" style:family="table-column">
      <style:table-column-properties style:column-width="1.693cm" style:use-optimal-column-width="false"/>
    </style:style>
    <style:style style:name="co10" style:family="table-column">
      <style:table-column-properties style:column-width="1.349cm" style:use-optimal-column-width="false"/>
    </style:style>
    <style:style style:name="co11" style:family="table-column">
      <style:table-column-properties style:column-width="1.641cm" style:use-optimal-column-width="false"/>
    </style:style>
    <style:style style:name="co12" style:family="table-column">
      <style:table-column-properties style:column-width="1.243cm" style:use-optimal-column-width="false"/>
    </style:style>
    <style:style style:name="co13" style:family="table-column">
      <style:table-column-properties style:column-width="1.694cm" style:use-optimal-column-width="false"/>
    </style:style>
    <style:style style:name="co14" style:family="table-column">
      <style:table-column-properties style:column-width="1.402cm" style:use-optimal-column-width="false"/>
    </style:style>
    <style:style style:name="co15" style:family="table-column">
      <style:table-column-properties style:column-width="1.561cm" style:use-optimal-column-width="false"/>
    </style:style>
    <style:style style:name="co16" style:family="table-column">
      <style:table-column-properties style:column-width="1.588cm" style:use-optimal-column-width="false"/>
    </style:style>
    <style:style style:name="co17" style:family="table-column">
      <style:table-column-properties style:column-width="3.027cm" style:use-optimal-column-width="false"/>
    </style:style>
    <style:style style:name="co18" style:family="table-column">
      <style:table-column-properties style:column-width="1.851cm" style:use-optimal-column-width="false"/>
    </style:style>
    <style:style style:name="co19" style:family="table-column">
      <style:table-column-properties style:column-width="13.124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706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969cm" style:use-optimal-row-height="false"/>
    </style:style>
    <style:style style:name="ro5" style:family="table-row">
      <style:table-row-properties style:row-height="0.963cm" style:use-optimal-row-height="false"/>
    </style:style>
    <style:style style:name="ro6" style:family="table-row">
      <style:table-row-properties style:row-height="0.735cm" style:use-optimal-row-height="false"/>
    </style:style>
    <style:style style:name="ro7" style:family="table-row">
      <style:table-row-properties style:row-height="1.209cm" style:use-optimal-row-height="false"/>
    </style:style>
    <style:style style:name="ro8" style:family="table-row">
      <style:table-row-properties style:row-height="0.897cm" style:use-optimal-row-height="false"/>
    </style:style>
    <style:style style:name="ro9" style:family="table-row">
      <style:table-row-properties style:row-height="0.769cm" style:use-optimal-row-height="false"/>
    </style:style>
    <style:style style:name="ro10" style:family="table-row">
      <style:table-row-properties style:row-height="0.763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top"/>
      <style:paragraph-properties fo:text-align="center" fo:border="0.43pt solid #000000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solid" draw:fill-color="#ffff00" draw:textarea-vertical-align="top"/>
      <style:paragraph-properties fo:text-align="start" fo:border="0.43pt solid #000000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7" style:family="table-cell">
      <loext:graphic-properties draw:fill="none" draw:fill-color="#ffff00" draw:textarea-vertical-align="top"/>
      <style:paragraph-properties fo:text-align="start" fo:border="0.43pt solid #000000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8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fo:font-weight="bold" style:font-size-asian="12pt" style:font-weight-asian="bold" style:font-size-complex="12pt" style:font-weight-complex="bold" fo:hyphenate="false" loext:hyphenation-no-caps="false"/>
    </style:style>
    <style:style style:name="ce9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style:font-size-asian="12pt" style:font-size-complex="12pt"/>
    </style:style>
    <style:style style:name="ce11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style:font-size-asian="12pt" style:font-size-complex="12pt" fo:hyphenate="false" loext:hyphenation-no-caps="false"/>
    </style:style>
    <style:style style:name="ce12" style:family="table-cell">
      <loext:graphic-properties draw:fill="none" draw:textarea-vertical-align="top"/>
      <style:paragraph-properties fo:text-align="center" fo:border="0.43pt solid #000000"/>
      <style:text-properties style:font-name="Liberation Sans" fo:font-size="18pt" fo:font-weight="bold" style:font-size-asian="10pt" style:font-weight-asian="bold" style:font-size-complex="10pt" style:font-weight-complex="bold" fo:hyphenate="false" loext:hyphenation-no-caps="false"/>
    </style:style>
    <style:style style:name="ce13" style:family="table-cell">
      <loext:graphic-properties draw:fill="none" draw:textarea-vertical-align="top"/>
      <style:paragraph-properties fo:margin-left="0cm" fo:margin-right="0cm" fo:margin-top="0cm" fo:margin-bottom="0cm" fo:line-height="100%" fo:text-align="center" fo:text-indent="0cm" fo:border="0.43pt solid #000000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ce14" style:family="table-cell">
      <loext:graphic-properties draw:fill="none" draw:textarea-vertical-align="top"/>
      <style:paragraph-properties fo:text-align="center" fo:border="0.43pt solid #000000"/>
      <style:text-properties style:font-name="Liberation Sans" fo:font-size="10pt" fo:font-weight="normal" style:font-size-asian="10pt" style:font-weight-asian="normal" style:font-size-complex="10pt" style:font-weight-complex="normal" fo:hyphenate="false" loext:hyphenation-no-caps="false"/>
    </style:style>
    <style:style style:name="ce15" style:family="table-cell">
      <loext:graphic-properties draw:fill="none" draw:textarea-vertical-align="top"/>
      <style:paragraph-properties fo:text-align="center" fo:border="0.43pt solid #000000"/>
      <style:text-properties style:font-name="Liberation Sans" fo:font-size="8pt" fo:font-weight="bold" style:font-size-asian="8pt" style:font-weight-asian="bold" style:font-size-complex="8pt" style:font-weight-complex="bold" fo:hyphenate="false" loext:hyphenation-no-caps="false"/>
    </style:style>
    <style:style style:name="ce16" style:family="table-cell">
      <loext:graphic-properties draw:fill="none" draw:textarea-vertical-align="top"/>
      <style:paragraph-properties fo:margin-left="0cm" fo:margin-right="0cm" fo:margin-top="0cm" fo:margin-bottom="0cm" fo:line-height="100%" fo:text-align="center" fo:text-indent="0cm" fo:border="0.43pt solid #000000"/>
      <style:text-properties style:font-name="Liberation Sans" fo:font-size="8pt" fo:font-weight="bold" style:font-size-asian="8pt" style:font-weight-asian="bold" style:font-size-complex="8pt" style:font-weight-complex="bold" fo:hyphenate="false" loext:hyphenation-no-caps="false"/>
    </style:style>
    <style:style style:name="ce17" style:family="table-cell">
      <loext:graphic-properties draw:fill="none" draw:textarea-vertical-align="top"/>
      <style:paragraph-properties fo:text-align="center" fo:border="0.43pt solid #000000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18" style:family="table-cell">
      <loext:graphic-properties draw:fill="none" draw:textarea-vertical-align="middle"/>
      <style:paragraph-properties fo:text-align="center" fo:border="0.03pt solid #000000"/>
      <style:text-properties style:font-name="Liberation Sans" fo:font-size="12pt" style:font-size-asian="12pt" style:font-size-complex="12pt"/>
    </style:style>
    <style:style style:name="ce19" style:family="table-cell">
      <loext:graphic-properties draw:fill="none" draw:textarea-vertical-align="middle"/>
      <style:paragraph-properties fo:text-align="start" fo:border="0.03pt solid #000000"/>
      <style:text-properties style:font-name="Liberation Sans" fo:font-size="12pt" style:font-size-asian="12pt" style:font-size-complex="12pt"/>
    </style:style>
    <style:style style:name="ce20" style:family="table-cell">
      <loext:graphic-properties draw:fill="none" draw:textarea-vertical-align="top"/>
      <style:paragraph-properties fo:text-align="center" fo:border="0.03pt solid #000000"/>
      <style:text-properties style:font-name="Liberation Sans" fo:font-size="12pt" style:font-size-asian="12pt" style:font-size-complex="12pt"/>
    </style:style>
    <style:style style:name="ce21" style:family="table-cell">
      <loext:graphic-properties draw:fill="none" draw:textarea-vertical-align="top"/>
      <style:paragraph-properties fo:text-align="justify" fo:border="0.03pt solid #000000"/>
      <style:text-properties style:font-name="Liberation Sans" fo:font-size="12pt" fo:background-color="transparent" style:font-size-asian="12pt" style:font-size-complex="12pt"/>
    </style:style>
    <style:style style:name="ce22" style:family="table-cell">
      <loext:graphic-properties draw:fill="none" draw:textarea-vertical-align="top"/>
      <style:paragraph-properties fo:text-align="start" fo:border="0.03pt solid #000000"/>
      <style:text-properties style:font-name="Liberation Sans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  <style:text-properties style:font-name="Liberation Sans" fo:font-size="12pt" style:font-size-asian="12pt" style:font-size-complex="12pt"/>
    </style:style>
    <style:style style:name="P3" style:family="paragraph">
      <style:paragraph-properties fo:text-align="start"/>
      <style:text-properties style:font-name="Liberation Sans" fo:font-size="12pt" style:font-size-asian="12pt" style:font-size-complex="12pt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7" style:family="paragraph">
      <style:paragraph-properties fo:margin-left="0cm" fo:margin-right="0cm" fo:line-height="115%" fo:text-align="justify" fo:text-indent="0.5cm"/>
    </style:style>
    <style:style style:name="P8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start"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/>
      <style:paragraph-properties fo:text-align="start"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>
      <style:paragraph-properties fo:margin-left="0cm" fo:margin-right="0cm" fo:line-height="115%" fo:text-align="justify" fo:text-indent="0.5cm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 fo:hyphenate="false" loext:hyphenation-no-caps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 fo:hyphenate="false" loext:hyphenation-no-caps="false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>
      <style:paragraph-properties fo:text-align="start"/>
      <style:text-properties fo:hyphenate="false" loext:hyphenation-no-caps="false"/>
    </style:style>
    <style:style style:name="P27" style:family="paragraph">
      <style:paragraph-properties fo:text-align="start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P28" style:family="paragraph">
      <style:paragraph-properties fo:text-align="start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 fo:hyphenate="false" loext:hyphenation-no-caps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 fo:hyphenate="false" loext:hyphenation-no-caps="false"/>
    </style:style>
    <style:style style:name="P31" style:family="paragraph">
      <style:paragraph-properties fo:text-align="center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3" style:family="paragraph">
      <style:paragraph-properties fo:text-align="start"/>
      <style:text-properties style:font-name="Liberation Sans" fo:font-size="12pt" style:font-size-asian="12pt" style:font-size-complex="12pt" fo:hyphenate="false" loext:hyphenation-no-caps="false"/>
    </style:style>
    <style:style style:name="P34" style:family="paragraph">
      <style:paragraph-properties fo:text-align="center"/>
      <style:text-properties fo:hyphenate="false" loext:hyphenation-no-caps="false"/>
    </style:style>
    <style:style style:name="P35" style:family="paragraph">
      <style:paragraph-properties fo:text-align="center"/>
      <style:text-properties style:font-name="Liberation Sans" fo:font-size="18pt" fo:font-weight="bold" style:font-size-asian="10pt" style:font-weight-asian="bold" style:font-size-complex="10pt" style:font-weight-complex="bold" fo:hyphenate="false" loext:hyphenation-no-caps="false"/>
    </style:style>
    <style:style style:name="P36" style:family="paragraph"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P37" style:family="paragraph">
      <style:paragraph-properties fo:text-align="center"/>
      <style:text-properties style:font-name="Liberation Sans" fo:font-size="8pt" fo:font-weight="bold" style:font-size-asian="8pt" style:font-weight-asian="bold" style:font-size-complex="8pt" style:font-weight-complex="bold" fo:hyphenate="false" loext:hyphenation-no-caps="false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8pt" fo:font-weight="bold" style:font-size-asian="8pt" style:font-weight-asian="bold" style:font-size-complex="8pt" style:font-weight-complex="bold" fo:hyphenate="false" loext:hyphenation-no-caps="false"/>
    </style:style>
    <style:style style:name="P39" style:family="paragraph">
      <style:paragraph-properties fo:margin-left="0cm" fo:margin-right="0cm" fo:margin-top="0cm" fo:margin-bottom="0cm" fo:line-height="100%" fo:text-align="start" fo:text-indent="0.5cm"/>
    </style:style>
    <style:style style:name="P40" style:family="paragraph">
      <style:paragraph-properties fo:text-align="center"/>
      <style:text-properties style:font-name="Liberation Sans" fo:font-size="12pt" style:font-size-asian="12pt" style:font-size-complex="12pt"/>
    </style:style>
    <style:style style:name="P41" style:family="paragraph">
      <style:paragraph-properties fo:text-align="justify"/>
      <style:text-properties style:font-name="Liberation Sans" fo:font-size="12pt" fo:background-color="transparent" style:font-size-asian="12pt" style:font-size-complex="12pt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Liberation Mono1"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font-size="12pt"/>
    </style:style>
    <style:style style:name="T19" style:family="text">
      <style:text-properties fo:font-size="12pt" fo:font-weight="normal" style:font-weight-asian="normal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4" style:family="text">
      <style:text-properties fo:font-size="12pt" style:text-underline-style="none" style:font-size-asian="12pt" style:font-size-complex="12pt"/>
    </style:style>
    <style:style style:name="T25" style:family="text">
      <style:text-properties style:font-name="Liberation Mono1" fo:font-size="16pt" style:text-underline-style="none" fo:font-weight="bold" style:font-size-asian="16pt" style:font-weight-asian="bold" style:font-size-complex="16pt" style:font-weight-complex="bold"/>
    </style:style>
    <style:style style:name="T26" style:family="text">
      <style:text-properties style:font-name="Liberation Mono1" fo:font-size="16pt" style:text-underline-style="none" fo:font-weight="normal" style:font-size-asian="16pt" style:font-weight-asian="normal" style:font-size-complex="16pt" style:font-weight-complex="normal"/>
    </style:style>
    <style:style style:name="T27" style:family="text">
      <style:text-properties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T28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34" style:family="text">
      <style:text-properties style:font-name="Liberation Sans" fo:font-size="8pt" style:text-underline-style="none" fo:font-weight="bold" style:font-size-asian="8pt" style:font-weight-asian="bold" style:font-size-complex="8pt" style:font-weight-complex="bold"/>
    </style:style>
    <style:style style:name="T35" style:family="text">
      <style:text-properties style:font-name="Liberation Sans" fo:font-size="8pt" style:text-underline-style="none" fo:font-weight="normal" style:font-size-asian="8pt" style:font-weight-asian="normal" style:font-size-complex="8pt" style:font-weight-complex="normal"/>
    </style:style>
    <style:style style:name="T36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14pt" fo:font-weight="bold" fo:background-color="transparent"/>
    </style:style>
    <style:style style:name="T41" style:family="text">
      <style:text-properties style:font-name="Liberation Sans" fo:font-size="12pt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10.393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ОСНОВНЫЕ ЭТАПЫ" xlink:type="simple">ОСНОВНЫЕ ЭТАПЫ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ОСНОВНЫЕ МОДЕЛИ" xlink:type="simple">ОСНОВНЫЕ МОДЕЛИ</text:a></text:span></text:p>
              </table:table-cell>
            </table:table-row>
            <table:table-row table:style-name="ro1">
              <table:table-cell table:style-name="ce2">
                <text:list text:style-name="L2">
                  <text:list-item>
                    <text:p text:style-name="P3"><text:span text:style-name="T1"><text:a xlink:href="#КАСКАДНАЯ МОДЕЛЬ" xlink:type="simple">КАСКАДНАЯ МОДЕЛЬ</text:a>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item>
                    <text:p text:style-name="P3"><text:span text:style-name="T1"><text:a xlink:href="#V-ОБРАЗНАЯ МОДЕЛЬ" xlink:type="simple">V-ОБРАЗНАЯ МОДЕЛЬ</text:a>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item>
                    <text:p text:style-name="P3"><text:span text:style-name="T1"><text:a xlink:href="#ИНКРЕМЕНТАЛЬНАЯ МОДЕЛЬ" xlink:type="simple">ИНКРЕМЕНТАЛЬНАЯ МОДЕЛЬ</text:a>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p text:style-name="P3"><text:span text:style-name="T1"><text:a xlink:href="#СПИСОК ИЗМЕНЕНИЙ" xlink:type="simple">ДОКУМЕНТАЦИЯ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РАЗДЕЛЫ ПРОЕКТНОЙ ДОКУМЕНТАЦИИ" xlink:type="simple">РАЗДЕЛЫ ПРОЕКТНОЙ ДОКУМЕНТАЦИИ</text:a></text:span></text:p>
              </table:table-cell>
            </table:table-row>
            <table:table-row table:style-name="ro2">
              <table:table-cell table:style-name="ce2">
                <text:p text:style-name="P3"><text:span text:style-name="T1"><text:a xlink:href="#ЧЕРТЕЖИ АВТОМАТИЗИРОВАННЫХ СИСТЕМ" xlink:type="simple">ЧЕРТЕЖИ АВТОМАТИЗИРОВАННЫХ СИСТЕМ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СТАНДАРТЫ" xlink:type="simple">СТАНДАРТЫ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ДЛЯ МОНТАЖНИКОВ" xlink:type="simple">ДЛЯ МОНТАЖНИКОВ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ДЛЯ ПУСКОНАЛАДЧИКОВ" xlink:type="simple">ДЛЯ ПУСКОНАЛАДЧИКОВ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ДЛЯ ТЕХНОЛОГОВ И ОПЕРАТОРОВ" xlink:type="simple">ДЛЯ ТЕХНОЛОГОВ И ОПЕРАТОРОВ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СПИСОК ИЗМЕНЕНИЙ" xlink:type="simple">СПИСОК ИЗМЕНЕНИЙ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ПРОЕКТИРОВАНИЕ И РАЗРАБОТКА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10.606cm" svg:x="1cm" svg:y="3.151cm">
          <draw:text-box>
            <text:p text:style-name="P7"><text:span text:style-name="T4">Проектирование</text:span><text:span text:style-name="T5"> — процесс определения архитектуры, компонентов, интерфейсов и других характеристик системы управления или ее определенной части.</text:span></text:p>
            <text:p text:style-name="P7"><text:span text:style-name="T5"/></text:p>
            <text:p text:style-name="P7"><text:span text:style-name="T5">Результатом проектирования является </text:span><text:span text:style-name="T6">проект</text:span><text:span text:style-name="T5"> — целостная совокупность моделей, свойств или характеристик, описанных в форме, пригодной для реализации системы (ISO 24765) — т. е. это чертежи, схемы, модели, алгоритмы, описания, перечни, листы технических данных.</text:span></text:p>
            <text:p text:style-name="P7"><text:span text:style-name="T5"/></text:p>
            <text:p text:style-name="P7"><text:span text:style-name="T6">Разработка</text:span><text:span text:style-name="T5"> — это процесс проектирования и непосредственного создания системы. Результатом разработки является готовая система «под ключ» (или какое-либо изделие).</text:span></text:p>
            <text:p text:style-name="P7"><text:span text:style-name="T5"/></text:p>
            <text:p text:style-name="P7"><text:span text:style-name="T5">Проектирование является частью (одним из начальных этапов) разработки системы.</text:span></text:p>
            <text:p text:style-name="P7"><text:span text:style-name="T5"/></text:p>
            <text:p text:style-name="P7"><text:span text:style-name="T6">Модель</text:span><text:span text:style-name="T5"> описывает стадии (этапы) жизненного цикла разработки — что и когда происходит.</text:span></text:p>
            <text:p text:style-name="P7"><text:span text:style-name="T5"/></text:p>
            <text:p text:style-name="P7"><text:span text:style-name="T6">Методология</text:span><text:span text:style-name="T5"> включает в себя набор методов по управлению процессом разработки: это правила, техники и принципы, которые делают процесс разработки более эффективным.</text:span></text:p>
            <text:p text:style-name="P7"><text:span text:style-name="T5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</draw:page>
      <draw:page draw:name="ОСНОВНЫЕ ЭТАПЫ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custom-shape draw:style-name="gr5" draw:text-style-name="P12" draw:layer="layout" svg:width="4cm" svg:height="0.9cm" svg:x="1.774cm" svg:y="3.952cm">
          <text:p text:style-name="P11"><text:span text:style-name="T7">получение технических условий</text:span></text:p>
          <draw:enhanced-geometry svg:viewBox="0 0 21600 21600" draw:mirror-horizontal="false" draw:mirror-vertical="false" draw:text-areas="0 0 21600 21600" draw:type="pentagon-right" draw:modifiers="19661.884528867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2" draw:layer="layout" svg:width="4.5cm" svg:height="0.9cm" svg:x="1.774cm" svg:y="4.953cm">
          <text:p text:style-name="P11"><text:span text:style-name="T7">обследование объекта</text:span></text:p>
          <draw:enhanced-geometry svg:viewBox="0 0 21600 21600" draw:mirror-horizontal="false" draw:mirror-vertical="false" draw:text-areas="0 0 21600 21600" draw:type="pentagon-right" draw:modifiers="19877.182848255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2" draw:layer="layout" svg:width="4.999cm" svg:height="0.9cm" svg:x="1.775cm" svg:y="5.954cm">
          <text:p text:style-name="P11"><text:span text:style-name="T7">НИР</text:span></text:p>
          <draw:enhanced-geometry svg:viewBox="0 0 21600 21600" draw:mirror-horizontal="false" draw:mirror-vertical="false" draw:text-areas="0 0 21600 21600" draw:type="pentagon-right" draw:modifiers="20053.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2" draw:layer="layout" svg:width="5.499cm" svg:height="0.9cm" svg:x="1.775cm" svg:y="6.955cm">
          <text:p text:style-name="P11"><text:span text:style-name="T7">разработка ТЗ</text:span></text:p>
          <draw:enhanced-geometry svg:viewBox="0 0 21600 21600" draw:mirror-horizontal="false" draw:mirror-vertical="false" draw:text-areas="0 0 21600 21600" draw:type="pentagon-right" draw:modifiers="20194.036363636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3" draw:layer="layout" svg:width="5.5cm" svg:height="0.725cm" svg:x="1.524cm" svg:y="3.254cm">
          <draw:text-box>
            <text:p text:style-name="P1"><text:span text:style-name="T8">ЗАДАНИЕ</text:span></text:p>
          </draw:text-box>
        </draw:frame>
        <draw:custom-shape draw:style-name="gr5" draw:text-style-name="P12" draw:layer="layout" svg:width="4cm" svg:height="0.9cm" svg:x="4.275cm" svg:y="8.954cm">
          <text:p text:style-name="P11"><text:span text:style-name="T7">предпроектное обследование</text:span></text:p>
          <draw:enhanced-geometry svg:viewBox="0 0 21600 21600" draw:mirror-horizontal="false" draw:mirror-vertical="false" draw:text-areas="0 0 21600 21600" draw:type="pentagon-right" draw:modifiers="19661.884528867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2" draw:layer="layout" svg:width="4.5cm" svg:height="0.9cm" svg:x="4.275cm" svg:y="9.955cm">
          <text:p text:style-name="P11"><text:span text:style-name="T7">эскизный, технический проекты</text:span></text:p>
          <draw:enhanced-geometry svg:viewBox="0 0 21600 21600" draw:mirror-horizontal="false" draw:mirror-vertical="false" draw:text-areas="0 0 21600 21600" draw:type="pentagon-right" draw:modifiers="19877.182848255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3" draw:layer="layout" svg:width="5.5cm" svg:height="0.725cm" svg:x="4.025cm" svg:y="8.256cm">
          <draw:text-box>
            <text:p text:style-name="P1"><text:span text:style-name="T8">ПРОЕКТИРОВАНИЕ</text:span></text:p>
          </draw:text-box>
        </draw:frame>
        <draw:custom-shape draw:style-name="gr5" draw:text-style-name="P12" draw:layer="layout" svg:width="4cm" svg:height="0.9cm" svg:x="6.775cm" svg:y="11.956cm">
          <text:p text:style-name="P11"><text:span text:style-name="T7">приобретение оборудования</text:span></text:p>
          <draw:enhanced-geometry svg:viewBox="0 0 21600 21600" draw:mirror-horizontal="false" draw:mirror-vertical="false" draw:text-areas="0 0 21600 21600" draw:type="pentagon-right" draw:modifiers="19661.884528867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2" draw:layer="layout" svg:width="4.5cm" svg:height="1.331cm" svg:x="6.775cm" svg:y="12.957cm">
          <text:p text:style-name="P11"><text:span text:style-name="T7">рабочий проект</text:span></text:p>
          <text:p text:style-name="P11"><text:span text:style-name="T7">- схемотехника</text:span></text:p>
          <text:p text:style-name="P11"><text:span text:style-name="T7">- программирование</text:span></text:p>
          <draw:enhanced-geometry svg:viewBox="0 0 21600 21600" draw:mirror-horizontal="false" draw:mirror-vertical="false" draw:text-areas="0 0 21600 21600" draw:type="pentagon-right" draw:modifiers="19877.182848255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3" draw:layer="layout" svg:width="5.5cm" svg:height="0.725cm" svg:x="6.525cm" svg:y="11.258cm">
          <draw:text-box>
            <text:p text:style-name="P1"><text:span text:style-name="T8">РАЗРАБОТКА</text:span></text:p>
          </draw:text-box>
        </draw:frame>
        <draw:custom-shape draw:style-name="gr11" draw:text-style-name="P12" draw:layer="layout" svg:width="4.849cm" svg:height="0.9cm" svg:x="6.775cm" svg:y="14.405cm">
          <text:p text:style-name="P11"><text:span text:style-name="T7">тестирование</text:span></text:p>
          <draw:enhanced-geometry svg:viewBox="0 0 21600 21600" draw:mirror-horizontal="false" draw:mirror-vertical="false" draw:text-areas="0 0 21600 21600" draw:type="pentagon-right" draw:modifiers="20005.60824742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12" draw:layer="layout" svg:width="5.349cm" svg:height="0.9cm" svg:x="6.775cm" svg:y="15.402cm">
          <text:p text:style-name="P11"><text:span text:style-name="T7">документирование</text:span></text:p>
          <draw:enhanced-geometry svg:viewBox="0 0 21600 21600" draw:mirror-horizontal="false" draw:mirror-vertical="false" draw:text-areas="0 0 21600 21600" draw:type="pentagon-right" draw:modifiers="20154.616822429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2" draw:layer="layout" svg:width="4cm" svg:height="0.9cm" svg:x="10.676cm" svg:y="17.357cm">
          <text:p text:style-name="P11"><text:span text:style-name="T7">поставка оборудования</text:span></text:p>
          <draw:enhanced-geometry svg:viewBox="0 0 21600 21600" draw:mirror-horizontal="false" draw:mirror-vertical="false" draw:text-areas="0 0 21600 21600" draw:type="pentagon-right" draw:modifiers="19661.884528867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3" draw:layer="layout" svg:width="5.5cm" svg:height="0.725cm" svg:x="10.426cm" svg:y="16.659cm">
          <draw:text-box>
            <text:p text:style-name="P1"><text:span text:style-name="T8">ИНТЕГРАЦИЯ</text:span></text:p>
          </draw:text-box>
        </draw:frame>
        <draw:custom-shape draw:style-name="gr13" draw:text-style-name="P12" draw:layer="layout" svg:width="4.348cm" svg:height="0.9cm" svg:x="10.676cm" svg:y="18.354cm">
          <text:p text:style-name="P11"><text:span text:style-name="T7">монтаж,</text:span><text:span text:style-name="T7"><text:line-break/></text:span><text:span text:style-name="T7">шэф-монтаж</text:span></text:p>
          <draw:enhanced-geometry svg:viewBox="0 0 21600 21600" draw:mirror-horizontal="false" draw:mirror-vertical="false" draw:text-areas="0 0 21600 21600" draw:type="pentagon-right" draw:modifiers="19816.969418257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12" draw:layer="layout" svg:width="4.847cm" svg:height="0.9cm" svg:x="10.677cm" svg:y="19.351cm">
          <text:p text:style-name="P11"><text:span text:style-name="T7">ПНР, испытания</text:span></text:p>
          <draw:enhanced-geometry svg:viewBox="0 0 21600 21600" draw:mirror-horizontal="false" draw:mirror-vertical="false" draw:text-areas="0 0 21600 21600" draw:type="pentagon-right" draw:modifiers="20004.950495049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5.347cm" svg:height="0.9cm" svg:x="10.677cm" svg:y="20.352cm">
          <text:p text:style-name="P11"><text:span text:style-name="T7">обучение персонала</text:span></text:p>
          <draw:enhanced-geometry svg:viewBox="0 0 21600 21600" draw:mirror-horizontal="false" draw:mirror-vertical="false" draw:text-areas="0 0 21600 21600" draw:type="pentagon-right" draw:modifiers="20154.07629020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4.232cm" svg:height="0.9cm" svg:x="14.077cm" svg:y="24.359cm">
          <text:p text:style-name="P11"><text:span text:style-name="T7">гарантийное обслуживание</text:span></text:p>
          <draw:enhanced-geometry svg:viewBox="0 0 21600 21600" draw:mirror-horizontal="false" draw:mirror-vertical="false" draw:text-areas="0 0 21600 21600" draw:type="pentagon-right" draw:modifiers="19768.107725017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3" draw:layer="layout" svg:width="5.5cm" svg:height="0.725cm" svg:x="13.827cm" svg:y="23.661cm">
          <draw:text-box>
            <text:p text:style-name="P1"><text:span text:style-name="T8">СОПРОВОЖДЕНИЕ</text:span></text:p>
          </draw:text-box>
        </draw:frame>
        <draw:custom-shape draw:style-name="gr17" draw:text-style-name="P12" draw:layer="layout" svg:width="4.761cm" svg:height="0.9cm" svg:x="14.077cm" svg:y="25.356cm">
          <text:p text:style-name="P11"><text:span text:style-name="T7">постгарантийное обслуживание</text:span></text:p>
          <draw:enhanced-geometry svg:viewBox="0 0 21600 21600" draw:mirror-horizontal="false" draw:mirror-vertical="false" draw:text-areas="0 0 21600 21600" draw:type="pentagon-right" draw:modifiers="19976.14447711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5.185cm" svg:height="0.9cm" svg:x="14.077cm" svg:y="26.357cm">
          <text:p text:style-name="P11"><text:span text:style-name="T7">модернизация</text:span></text:p>
          <draw:enhanced-geometry svg:viewBox="0 0 21600 21600" draw:mirror-horizontal="false" draw:mirror-vertical="false" draw:text-areas="0 0 21600 21600" draw:type="pentagon-right" draw:modifiers="20108.908600077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9" draw:text-style-name="P14" draw:layer="layout" svg:x1="1.375cm" svg:y1="27.984cm" svg:x2="19.711cm" svg:y2="27.984cm">
          <text:p/>
        </draw:line>
        <draw:frame draw:style-name="gr9" draw:text-style-name="P15" draw:layer="layout" svg:width="18.177cm" svg:height="0.725cm" svg:x="1.428cm" svg:y="27.942cm">
          <draw:text-box>
            <text:p text:style-name="P9"><text:span text:style-name="T8">разработка</text:span></text:p>
          </draw:text-box>
        </draw:frame>
        <draw:custom-shape draw:style-name="gr20" draw:text-style-name="P12" draw:layer="layout" svg:width="5.78cm" svg:height="0.9cm" svg:x="10.677cm" svg:y="21.371cm">
          <text:p text:style-name="P11"><text:span text:style-name="T7">пробная эксплуатация</text:span></text:p>
          <draw:enhanced-geometry svg:viewBox="0 0 21600 21600" draw:mirror-horizontal="false" draw:mirror-vertical="false" draw:text-areas="0 0 21600 21600" draw:type="pentagon-right" draw:modifiers="20258.640373637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12" draw:layer="layout" svg:width="6.175cm" svg:height="0.9cm" svg:x="10.678cm" svg:y="22.394cm">
          <text:p text:style-name="P11"><text:span text:style-name="T7">актирование</text:span></text:p>
          <draw:enhanced-geometry svg:viewBox="0 0 21600 21600" draw:mirror-horizontal="false" draw:mirror-vertical="false" draw:text-areas="0 0 21600 21600" draw:type="pentagon-right" draw:modifiers="20347.927461139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6" draw:layer="layout" svg:width="19cm" svg:height="0.806cm" svg:x="1cm" svg:y="2cm">
          <draw:text-box>
            <text:p text:style-name="P4"><text:span text:style-name="T3">ЭТАПЫ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ОСНОВНЫЕ ЭТАПЫ (2)" draw:style-name="dp1" draw:master-page-name="Обычный">
        <draw:frame draw:style-name="gr22" draw:text-style-name="P18" draw:layer="layout" svg:width="19cm" svg:height="23.092cm" svg:x="1cm" svg:y="3.051cm">
          <draw:text-box>
            <text:p text:style-name="P16"><text:span text:style-name="T9">ЗАДАНИЕ</text:span></text:p>
            <text:p text:style-name="P17"><text:span text:style-name="T10">1. Получение технических условий (не всегда требуется)</text:span></text:p>
            <text:p text:style-name="P17"><text:span text:style-name="T10">2. Обследование объекта и формирование предоварительных требований</text:span></text:p>
            <text:p text:style-name="P17"><text:span text:style-name="T10">3. Проведение научно-исследовательских работ (не всегда требуется)</text:span></text:p>
            <text:p text:style-name="P17"><text:span text:style-name="T10">4. Разработка технического задания</text:span></text:p>
            <text:p text:style-name="P17"><text:span text:style-name="T10"><text:s text:c="4"/></text:span><text:span text:style-name="T10">- на проектирование </text:span><text:span text:style-name="T11">(если без разработки)</text:span></text:p>
            <text:p text:style-name="P17"><text:span text:style-name="T10"><text:s text:c="4"/></text:span><text:span text:style-name="T10">- на разработку </text:span><text:span text:style-name="T11">(если проектирование + разработка)</text:span></text:p>
            <text:p text:style-name="P17"><text:span text:style-name="T12"/></text:p>
            <text:p text:style-name="P16"><text:span text:style-name="T9">ПРОЕКТИРОВАНИЕ</text:span></text:p>
            <text:p text:style-name="P17"><text:span text:style-name="T10">1. Обследование объекта</text:span></text:p>
            <text:p text:style-name="P16"><text:span text:style-name="T5">2. Эскизный проект</text:span></text:p>
            <text:p text:style-name="P16"><text:span text:style-name="T5"><text:s text:c="4"/></text:span><text:span text:style-name="T5">- наброски будущей системы</text:span></text:p>
            <text:p text:style-name="P16"><text:span text:style-name="T5"><text:s text:c="4"/></text:span><text:span text:style-name="T5">- архитектура</text:span></text:p>
            <text:p text:style-name="P16"><text:span text:style-name="T5"><text:s text:c="4"/></text:span><text:span text:style-name="T5">- структура</text:span></text:p>
            <text:p text:style-name="P16"><text:span text:style-name="T5"><text:s text:c="4"/></text:span><text:span text:style-name="T5">- предварительный выбор аппаратно-программной базы</text:span></text:p>
            <text:p text:style-name="P16"><text:span text:style-name="T5"><text:s text:c="4"/></text:span><text:span text:style-name="T5">- пояснительная записка</text:span></text:p>
            <text:p text:style-name="P16"><text:span text:style-name="T5"><text:s text:c="4"/></text:span><text:span text:style-name="T5">- предварительное определение списка документов проекта</text:span></text:p>
            <text:p text:style-name="P16"><text:span text:style-name="T5">3. Технический проект</text:span></text:p>
            <text:p text:style-name="P16"><text:span text:style-name="T5"><text:s text:c="4"/></text:span><text:span text:style-name="T5">- окончательный выбор оборудования</text:span></text:p>
            <text:p text:style-name="P17"><text:span text:style-name="T5"><text:s text:c="4"/></text:span><text:span text:style-name="T5">- пояснительная записка, описание системы, общие данные по схемам и чертежам</text:span></text:p>
            <text:p text:style-name="P16"><text:span text:style-name="T5"><text:s text:c="4"/></text:span><text:span text:style-name="T5">- структурная схема</text:span></text:p>
            <text:p text:style-name="P17"><text:span text:style-name="T5"><text:s text:c="4"/></text:span><text:span text:style-name="T5">- схемы автоматизации</text:span></text:p>
            <text:p text:style-name="P17"><text:span text:style-name="T5"><text:s text:c="4"/></text:span><text:span text:style-name="T5">- схемы принципиальные электрические</text:span></text:p>
            <text:p text:style-name="P17"><text:span text:style-name="T5"><text:s text:c="4"/></text:span><text:span text:style-name="T5">- схемы принципиальные пневматические </text:span><text:span text:style-name="T13">(если требуется)</text:span></text:p>
            <text:p text:style-name="P17"><text:span text:style-name="T5"><text:s text:c="4"/></text:span><text:span text:style-name="T5">- схемы подключений, кабельные журналы</text:span></text:p>
            <text:p text:style-name="P17"><text:span text:style-name="T5"><text:s text:c="4"/></text:span><text:span text:style-name="T5">- чертежи расположения оборудования и внешних проводок </text:span><text:span text:style-name="T13">(если требуется)</text:span></text:p>
            <text:p text:style-name="P17"><text:span text:style-name="T13"><text:s text:c="4"/></text:span><text:span text:style-name="T14">- ведомость оборудования и материалов</text:span></text:p>
            <text:p text:style-name="P17"><text:span text:style-name="T14"/></text:p>
            <text:p text:style-name="P17"><text:span text:style-name="T15">РАЗРАБОТКА</text:span></text:p>
            <text:p text:style-name="P17"><text:span text:style-name="T10">1. Приобретение оборудования</text:span></text:p>
            <text:p text:style-name="P17"><text:span text:style-name="T5">2. Рабочий проект</text:span></text:p>
            <text:p text:style-name="P17"><text:span text:style-name="T5"><text:s text:c="4"/></text:span><text:span text:style-name="T5">- разработка аппаратной составляющей (схемотехника)</text:span></text:p>
            <text:p text:style-name="P17"><text:span text:style-name="T5"><text:s text:c="4"/></text:span><text:span text:style-name="T5">- разработка программной составляющей (программирование, конфигурирование)</text:span></text:p>
            <text:p text:style-name="P16"><text:span text:style-name="T5">3. Заводские испытания (тестирование)</text:span></text:p>
            <text:p text:style-name="P16"><text:span text:style-name="T5">4. Документирование рабочего проекта</text:span></text:p>
            <text:p text:style-name="P17"><text:span text:style-name="T5"><text:s text:c="4"/></text:span><text:span text:style-name="T5">- спецификация оборудования</text:span></text:p>
            <text:p text:style-name="P17"><text:span text:style-name="T5"><text:s text:c="4"/></text:span><text:span text:style-name="T5">- ведомость потребности в материалах</text:span></text:p>
            <text:p text:style-name="P17"><text:span text:style-name="T5"><text:s text:c="4"/></text:span><text:span text:style-name="T5">- технологическая инструкция </text:span><text:span text:style-name="T13">(если требуется)</text:span></text:p>
            <text:p text:style-name="P17"><text:span text:style-name="T5"><text:s text:c="4"/></text:span><text:span text:style-name="T5">- руководство пользователя</text:span></text:p>
            <text:p text:style-name="P17"><text:span text:style-name="T5"><text:s text:c="4"/></text:span><text:span text:style-name="T5">- инструкция по эксплуатации системы</text:span></text:p>
            <text:p text:style-name="P17"><text:span text:style-name="T5"><text:s text:c="4"/></text:span><text:span text:style-name="T5">- программа и методика испытаний</text:span></text:p>
            <text:p text:style-name="P17"><text:span text:style-name="T9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ЭТАПЫ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ОСНОВНЫЕ ЭТАПЫ (3)" draw:style-name="dp1" draw:master-page-name="Обычный">
        <draw:frame draw:style-name="gr23" draw:text-style-name="P19" draw:layer="layout" svg:width="19cm" svg:height="13.88cm" svg:x="1cm" svg:y="3.051cm">
          <draw:text-box>
            <text:p text:style-name="P17"><text:span text:style-name="T9">ИНТЕГРАЦИЯ / ВВОД В ЭКСПЛУАТАЦИЮ</text:span></text:p>
            <text:p text:style-name="P17"><text:span text:style-name="T10">1. Подготовительные мероприятия</text:span></text:p>
            <text:p text:style-name="P17"><text:span text:style-name="T10"><text:s text:c="4"/></text:span><text:span text:style-name="T10">- план-график работ</text:span></text:p>
            <text:p text:style-name="P17"><text:span text:style-name="T10"><text:s text:c="4"/></text:span><text:span text:style-name="T10">- программа работ</text:span></text:p>
            <text:p text:style-name="P17"><text:span text:style-name="T10"><text:s text:c="4"/></text:span><text:span text:style-name="T10">- протокол испытаний</text:span></text:p>
            <text:p text:style-name="P17"><text:span text:style-name="T10"><text:s text:c="4"/></text:span><text:span text:style-name="T10">- протокол согласования </text:span><text:span text:style-name="T11">(если требуется)</text:span></text:p>
            <text:p text:style-name="P17"><text:span text:style-name="T10"><text:s text:c="4"/></text:span><text:span text:style-name="T10">- приказ о проведении работ</text:span></text:p>
            <text:p text:style-name="P17"><text:span text:style-name="T10"><text:s text:c="4"/></text:span><text:span text:style-name="T10">- приказ о составе приемочной комиссии</text:span></text:p>
            <text:p text:style-name="P17"><text:span text:style-name="T10">2. Поставка оборудования и передача его на хранение</text:span></text:p>
            <text:p text:style-name="P17"><text:span text:style-name="T10"><text:s text:c="4"/></text:span><text:span text:style-name="T10">- акт приемо-передачи</text:span></text:p>
            <text:p text:style-name="P17"><text:span text:style-name="T10">3. Монтажные работы, Шэф-монтаж (авторский надзор)</text:span></text:p>
            <text:p text:style-name="P17"><text:span text:style-name="T10">4. Пуско-наладочные работы (ПНР)</text:span></text:p>
            <text:p text:style-name="P17"><text:span text:style-name="T10">5. Испытания</text:span></text:p>
            <text:p text:style-name="P17"><text:span text:style-name="T10">6. Обучение персонала</text:span></text:p>
            <text:p text:style-name="P17"><text:span text:style-name="T10">7. Пробная эксплуатация</text:span></text:p>
            <text:p text:style-name="P17"><text:span text:style-name="T10">8. Актирование</text:span></text:p>
            <text:p text:style-name="P17"><text:span text:style-name="T10"><text:s text:c="4"/></text:span><text:span text:style-name="T10">- акт завершения работ</text:span></text:p>
            <text:p text:style-name="P17"><text:span text:style-name="T10"><text:s text:c="4"/></text:span><text:span text:style-name="T10">- акт приемки в опытную эксплуатацию</text:span></text:p>
            <text:p text:style-name="P17"><text:span text:style-name="T10"><text:s text:c="4"/></text:span><text:span text:style-name="T10">- акт приемки в промышленную эксплуатацию</text:span></text:p>
            <text:p text:style-name="P17"><text:span text:style-name="T10"/></text:p>
            <text:p text:style-name="P17"><text:span text:style-name="T9">СОПРОВОЖДЕНИЕ</text:span></text:p>
            <text:p text:style-name="P17"><text:span text:style-name="T10">1. Гарантийное сервисное обслужвание</text:span></text:p>
            <text:p text:style-name="P17"><text:span text:style-name="T10">2. Постгарантийное сервисное обслуживание</text:span></text:p>
            <text:p text:style-name="P17"><text:span text:style-name="T10">3. Модернизация</text:span></text:p>
            <text:p text:style-name="P17"><text:span text:style-name="T16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ЭТАПЫ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ОСНОВНЫЕ МОДЕЛИ" draw:style-name="dp1" draw:master-page-name="Обычный">
        <draw:frame draw:style-name="gr24" draw:text-style-name="P19" draw:layer="layout" svg:width="19cm" svg:height="10.61cm" svg:x="1cm" svg:y="3.151cm">
          <draw:text-box>
            <text:p text:style-name="P17"><text:span text:style-name="T17">Waterfall Model</text:span></text:p>
            <text:list text:style-name="L3">
              <text:list-item>
                <text:p text:style-name="P17"><text:span text:style-name="T18">каскадная модель, или «водопад»</text:span></text:p>
                <text:list>
                  <text:list-header>
                    <text:p text:style-name="P17"><text:span text:style-name="T18"/></text:p>
                  </text:list-header>
                </text:list>
              </text:list-item>
            </text:list>
            <text:p text:style-name="P17"><text:span text:style-name="T17">V-model</text:span></text:p>
            <text:list text:continue-numbering="true" text:style-name="L3">
              <text:list-item>
                <text:p text:style-name="P17"><text:span text:style-name="T18">V-образная модель, разработка через тестирование</text:span></text:p>
                <text:list>
                  <text:list-header>
                    <text:p text:style-name="P17"><text:span text:style-name="T18"/></text:p>
                  </text:list-header>
                </text:list>
              </text:list-item>
            </text:list>
            <text:p text:style-name="P17"><text:span text:style-name="T17">Incremental Model</text:span></text:p>
            <text:list text:continue-numbering="true" text:style-name="L3">
              <text:list-item>
                <text:p text:style-name="P17"><text:span text:style-name="T18">инкрементная / итеративная модель</text:span></text:p>
                <text:list>
                  <text:list-header>
                    <text:p text:style-name="P17"><text:span text:style-name="T18"/></text:p>
                  </text:list-header>
                </text:list>
              </text:list-item>
            </text:list>
            <text:p text:style-name="P17"><text:span text:style-name="T18">Chaos Model</text:span></text:p>
            <text:list text:continue-numbering="true" text:style-name="L3">
              <text:list-item>
                <text:p text:style-name="P17"><text:span text:style-name="T18">модель хаоса</text:span></text:p>
                <text:list>
                  <text:list-header>
                    <text:p text:style-name="P17"><text:span text:style-name="T18"/></text:p>
                  </text:list-header>
                </text:list>
              </text:list-item>
            </text:list>
            <text:p text:style-name="P17"><text:span text:style-name="T18">Prototype Model</text:span></text:p>
            <text:list text:continue-numbering="true" text:style-name="L3">
              <text:list-item>
                <text:p text:style-name="P17"><text:span text:style-name="T18">прототипная модель</text:span></text:p>
              </text:list-item>
            </text:list>
            <text:p text:style-name="P17"><text:span text:style-name="T18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МОДЕЛИ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КАСКАДНАЯ МОДЕЛЬ" draw:style-name="dp1" draw:master-page-name="Обычный">
        <draw:frame draw:style-name="gr25" draw:text-style-name="P19" draw:layer="layout" svg:width="19cm" svg:height="1.341cm" svg:x="1cm" svg:y="3.151cm">
          <draw:text-box>
            <text:p text:style-name="P17"><text:span text:style-name="T17">Waterfall Model</text:span></text:p>
            <text:list text:style-name="L3">
              <text:list-item>
                <text:p text:style-name="P17"><text:span text:style-name="T19">каскадная модель, или «водопад»</text:span></text:p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6" draw:text-style-name="P15" xml:id="id1" draw:id="id1" draw:layer="layout" svg:width="5.5cm" svg:height="0.725cm" svg:x="1.525cm" svg:y="5.954cm">
          <draw:text-box>
            <text:p text:style-name="P9"><text:span text:style-name="T8">ЗАДАНИЕ</text:span></text:p>
          </draw:text-box>
        </draw:frame>
        <draw:frame draw:style-name="gr26" draw:text-style-name="P15" xml:id="id2" draw:id="id2" draw:layer="layout" svg:width="5.5cm" svg:height="0.725cm" svg:x="4.626cm" svg:y="7.056cm">
          <draw:text-box>
            <text:p text:style-name="P9"><text:span text:style-name="T8">ПРОЕКТИРОВАНИЕ</text:span></text:p>
          </draw:text-box>
        </draw:frame>
        <draw:frame draw:style-name="gr26" draw:text-style-name="P15" xml:id="id3" draw:id="id3" draw:layer="layout" svg:width="5.5cm" svg:height="0.725cm" svg:x="7.726cm" svg:y="8.158cm">
          <draw:text-box>
            <text:p text:style-name="P9"><text:span text:style-name="T8">РАЗРАБОТКА</text:span></text:p>
          </draw:text-box>
        </draw:frame>
        <draw:frame draw:style-name="gr26" draw:text-style-name="P15" xml:id="id4" draw:id="id4" draw:layer="layout" svg:width="5.5cm" svg:height="0.725cm" svg:x="10.727cm" svg:y="9.259cm">
          <draw:text-box>
            <text:p text:style-name="P9"><text:span text:style-name="T8">ИНТЕГРАЦИЯ</text:span></text:p>
          </draw:text-box>
        </draw:frame>
        <draw:frame draw:style-name="gr27" draw:text-style-name="P19" draw:layer="layout" svg:width="19cm" svg:height="15.511cm" svg:x="1cm" svg:y="11.952cm">
          <draw:text-box>
            <text:p text:style-name="P17"><text:span text:style-name="T17">Особенности</text:span></text:p>
            <text:list text:style-name="L3">
              <text:list-item>
                <text:p text:style-name="P17"><text:span text:style-name="T19">поэтапная разработка</text:span></text:p>
              </text:list-item>
              <text:list-item>
                <text:p text:style-name="P17"><text:span text:style-name="T19">каждая последующая стадия начинается после того, как закончена предыдущая</text:span></text:p>
              </text:list-item>
            </text:list>
            <text:p text:style-name="P17"><text:span text:style-name="T19"/></text:p>
            <text:p text:style-name="P17"><text:span text:style-name="T17">Преимущества</text:span></text:p>
            <text:list text:continue-numbering="true" text:style-name="L3">
              <text:list-item>
                <text:p text:style-name="P17"><text:span text:style-name="T19">простой контроль разработки</text:span></text:p>
                <text:p text:style-name="P17"><text:span text:style-name="T19">+ заказчик знает текущее состояние и может управлять сроками и стоимостью</text:span></text:p>
              </text:list-item>
              <text:list-item>
                <text:p text:style-name="P17"><text:span text:style-name="T19">стоимость и сроки разработки известны </text:span></text:p>
                <text:p text:style-name="P17"><text:span text:style-name="T19">(все шаги запланированы на этапе согласования)</text:span></text:p>
              </text:list-item>
            </text:list>
            <text:p text:style-name="P17"><text:span text:style-name="T19"/></text:p>
            <text:p text:style-name="P17"><text:span text:style-name="T17">Недостатки</text:span></text:p>
            <text:list text:continue-numbering="true" text:style-name="L3">
              <text:list-item>
                <text:p text:style-name="P17"><text:span text:style-name="T19">наличие ошибок / недочетов в задании (требованиях) влечет за собой:</text:span></text:p>
                <text:p text:style-name="P17"><text:span text:style-name="T19">- увеличение сроков разработки</text:span></text:p>
                <text:p text:style-name="P17"><text:span text:style-name="T19">- удорожание разработки</text:span></text:p>
              </text:list-item>
              <text:list-item>
                <text:p text:style-name="P17"><text:span text:style-name="T19">велика вероятность того, что итоговый результат не устроит заказчика</text:span></text:p>
                <text:p text:style-name="P17"><text:span text:style-name="T19">- заказчик видит общий результат только в конце разработки</text:span></text:p>
              </text:list-item>
            </text:list>
            <text:p text:style-name="P17"><text:span text:style-name="T19"/></text:p>
            <text:p text:style-name="P17"><text:span text:style-name="T20">Данная модель подходит для проектов</text:span><text:span text:style-name="T19"> отраслей, где сформирована обширная база знаний: технических заданий, решений, спецификаций, СНиП и т. п. (например, военно-промышленная, космичекская, медицинская отрасли) — на основе которых можно написать требования к новому проекту.</text:span></text:p>
            <text:p text:style-name="P17"><text:span text:style-name="T19"/></text:p>
            <text:p text:style-name="P17"><text:span text:style-name="T19">Основная задача при работе с данной моделью — это написать подробные требования к разработке (задание). На этапах интеграции и сопровождения не должно выясниться, что в них есть ошибки, влияющие на весь проект.</text:span></text:p>
            <text:p text:style-name="P17"><text:span text:style-name="T19"/></text:p>
            <text:p text:style-name="P17"><text:span text:style-name="T19">Если все делать правильно, то данная модель является наиболее быстрой и простой.</text:span></text:p>
            <text:p text:style-name="P17"><text:span text:style-name="T19">Применяется уже почти полвека, с 1970-х годов.</text:span></text:p>
          </draw:text-box>
        </draw:frame>
        <draw:frame draw:style-name="gr26" draw:text-style-name="P15" xml:id="id5" draw:id="id5" draw:layer="layout" svg:width="5.778cm" svg:height="0.725cm" svg:x="13.642cm" svg:y="10.336cm">
          <draw:text-box>
            <text:p text:style-name="P9"><text:span text:style-name="T8">тестирование</text:span></text:p>
          </draw:text-box>
        </draw:frame>
        <draw:connector draw:style-name="gr28" draw:text-style-name="P14" draw:layer="layout" draw:type="curve" svg:x1="7.025cm" svg:y1="6.316cm" svg:x2="7.376cm" svg:y2="7.056cm" draw:start-shape="id1" draw:start-glue-point="1" draw:end-shape="id2" draw:end-glue-point="0" svg:d="M7025 6316c234 0 351 246 351 740" svg:viewBox="0 0 352 741">
          <text:p/>
        </draw:connector>
        <draw:connector draw:style-name="gr29" draw:text-style-name="P14" draw:layer="layout" draw:type="curve" svg:x1="10.126cm" svg:y1="7.418cm" svg:x2="10.476cm" svg:y2="8.158cm" draw:start-shape="id2" draw:start-glue-point="1" draw:end-shape="id3" draw:end-glue-point="0" svg:d="M10126 7418c234 0 350 246 350 740" svg:viewBox="0 0 351 741">
          <text:p/>
        </draw:connector>
        <draw:connector draw:style-name="gr30" draw:text-style-name="P14" draw:layer="layout" draw:type="curve" svg:x1="13.226cm" svg:y1="8.52cm" svg:x2="13.477cm" svg:y2="9.259cm" draw:start-shape="id3" draw:start-glue-point="1" draw:end-shape="id4" draw:end-glue-point="0" svg:d="M13226 8520c168 0 251 246 251 739" svg:viewBox="0 0 252 740">
          <text:p/>
        </draw:connector>
        <draw:connector draw:style-name="gr31" draw:text-style-name="P14" draw:layer="layout" draw:type="curve" svg:x1="16.227cm" svg:y1="9.621cm" svg:x2="16.531cm" svg:y2="10.336cm" draw:start-shape="id4" draw:start-glue-point="1" draw:end-shape="id5" draw:end-glue-point="0" svg:d="M16227 9621c203 0 304 238 304 715" svg:viewBox="0 0 305 716">
          <text:p/>
        </draw:connector>
        <draw:frame draw:style-name="gr9" draw:text-style-name="P20" draw:layer="layout" svg:width="3.134cm" svg:height="0.725cm" svg:x="1.467cm" svg:y="5.103cm">
          <draw:text-box>
            <text:p text:style-name="P1"><text:span text:style-name="T21">начало</text:span></text:p>
          </draw:text-box>
        </draw:frame>
        <draw:frame draw:style-name="gr9" draw:text-style-name="P22" draw:layer="layout" svg:width="3.134cm" svg:height="0.725cm" svg:x="16.416cm" svg:y="11.165cm">
          <draw:text-box>
            <text:p text:style-name="P21"><text:span text:style-name="T21">конец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КАСКАДНАЯ МОДЕЛЬ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V-ОБРАЗНАЯ МОДЕЛЬ" draw:style-name="dp1" draw:master-page-name="Обычный">
        <draw:frame draw:style-name="gr32" draw:text-style-name="P19" draw:layer="layout" svg:width="19cm" svg:height="1.886cm" svg:x="1cm" svg:y="3.151cm">
          <draw:text-box>
            <text:p text:style-name="P17"><text:span text:style-name="T17">V-model</text:span></text:p>
            <text:list text:style-name="L3">
              <text:list-item>
                <text:p text:style-name="P17"><text:span text:style-name="T19">V-образная модель, разработка через тестирование (верификация / валидация)</text:span></text:p>
              </text:list-item>
            </text:list>
            <text:p text:style-name="P17"><text:span text:style-name="T19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3" draw:text-style-name="P23" xml:id="id6" draw:id="id6" draw:layer="layout" svg:width="5.5cm" svg:height="0.725cm" svg:x="1.887cm" svg:y="6.429cm">
          <draw:text-box>
            <text:p text:style-name="P9"><text:span text:style-name="T8">ЗАДАНИЕ</text:span></text:p>
          </draw:text-box>
        </draw:frame>
        <draw:frame draw:style-name="gr34" draw:text-style-name="P23" xml:id="id7" draw:id="id7" draw:layer="layout" svg:width="5.5cm" svg:height="1.199cm" svg:x="2.221cm" svg:y="7.757cm">
          <draw:text-box>
            <text:p text:style-name="P9"><text:span text:style-name="T8">ПРОЕКТИРОВАНИЕ</text:span></text:p>
            <text:p text:style-name="P9"><text:span text:style-name="T8">архитектуры</text:span></text:p>
          </draw:text-box>
        </draw:frame>
        <draw:frame draw:style-name="gr34" draw:text-style-name="P23" xml:id="id8" draw:id="id8" draw:layer="layout" svg:width="5.5cm" svg:height="1.199cm" svg:x="2.621cm" svg:y="9.984cm">
          <draw:text-box>
            <text:p text:style-name="P9"><text:span text:style-name="T8">ПРОЕКТИРОВАНИЕ</text:span></text:p>
            <text:p text:style-name="P9"><text:span text:style-name="T8">детальное</text:span></text:p>
          </draw:text-box>
        </draw:frame>
        <draw:frame draw:style-name="gr26" draw:text-style-name="P15" xml:id="id9" draw:id="id9" draw:layer="layout" svg:width="5.5cm" svg:height="0.725cm" svg:x="7.558cm" svg:y="12.074cm">
          <draw:text-box>
            <text:p text:style-name="P9"><text:span text:style-name="T8">РАЗРАБОТКА</text:span></text:p>
          </draw:text-box>
        </draw:frame>
        <draw:frame draw:style-name="gr34" draw:text-style-name="P23" xml:id="id10" draw:id="id10" draw:layer="layout" svg:width="5.5cm" svg:height="1.199cm" svg:x="12.427cm" svg:y="9.986cm">
          <draw:text-box>
            <text:p text:style-name="P9"><text:span text:style-name="T8">Модульное тестирование</text:span></text:p>
          </draw:text-box>
        </draw:frame>
        <draw:frame draw:style-name="gr34" draw:text-style-name="P23" xml:id="id11" draw:id="id11" draw:layer="layout" svg:width="5.5cm" svg:height="1.199cm" svg:x="12.79cm" svg:y="7.762cm">
          <draw:text-box>
            <text:p text:style-name="P9"><text:span text:style-name="T8">Интеграционное тестирование</text:span></text:p>
          </draw:text-box>
        </draw:frame>
        <draw:frame draw:style-name="gr34" draw:text-style-name="P23" xml:id="id12" draw:id="id12" draw:layer="layout" svg:width="5.5cm" svg:height="1.199cm" svg:x="13.39cm" svg:y="6.211cm">
          <draw:text-box>
            <text:p text:style-name="P9"><text:span text:style-name="T8">Приемосдаточное тестирование</text:span></text:p>
          </draw:text-box>
        </draw:frame>
        <draw:connector draw:style-name="gr35" draw:text-style-name="P14" draw:layer="layout" draw:type="curve" svg:x1="1.887cm" svg:y1="6.791cm" svg:x2="2.221cm" svg:y2="8.356cm" draw:start-shape="id6" draw:start-glue-point="3" draw:end-shape="id7" draw:end-glue-point="3" svg:d="M1887 6791c-751 0-918 1565 334 1565" svg:viewBox="0 0 920 1566">
          <text:p/>
        </draw:connector>
        <draw:connector draw:style-name="gr36" draw:text-style-name="P14" draw:layer="layout" draw:type="curve" svg:x1="2.221cm" svg:y1="8.356cm" svg:x2="2.621cm" svg:y2="10.583cm" draw:start-shape="id7" draw:start-glue-point="3" draw:end-shape="id8" draw:end-glue-point="3" svg:d="M2221 8356c-751 0-951 2227 400 2227" svg:viewBox="0 0 991 2228">
          <text:p/>
        </draw:connector>
        <draw:connector draw:style-name="gr37" draw:text-style-name="P14" draw:layer="layout" draw:type="curve" svg:x1="5.371cm" svg:y1="11.183cm" svg:x2="7.558cm" svg:y2="12.436cm" draw:start-shape="id8" draw:start-glue-point="2" draw:end-shape="id9" draw:end-glue-point="3" svg:d="M5371 11183c0 836 729 1253 2187 1253" svg:viewBox="0 0 2188 1254">
          <text:p/>
        </draw:connector>
        <draw:connector draw:style-name="gr38" draw:text-style-name="P14" draw:layer="layout" draw:type="curve" svg:x1="13.058cm" svg:y1="12.436cm" svg:x2="15.177cm" svg:y2="11.185cm" draw:start-shape="id9" draw:start-glue-point="1" draw:end-shape="id10" draw:end-glue-point="2" svg:d="M13058 12436c1413 0 2119-417 2119-1251" svg:viewBox="0 0 2120 1252">
          <text:p/>
        </draw:connector>
        <draw:connector draw:style-name="gr39" draw:text-style-name="P14" draw:layer="layout" draw:type="curve" svg:x1="17.927cm" svg:y1="10.585cm" svg:x2="18.29cm" svg:y2="8.361cm" draw:start-shape="id10" draw:start-glue-point="1" draw:end-shape="id11" draw:end-glue-point="1" svg:d="M17927 10585c1296 0 1114-2224 363-2224" svg:viewBox="0 0 952 2225">
          <text:p/>
        </draw:connector>
        <draw:connector draw:style-name="gr40" draw:text-style-name="P14" draw:layer="layout" draw:type="curve" svg:x1="18.29cm" svg:y1="8.361cm" svg:x2="18.89cm" svg:y2="6.81cm" draw:start-shape="id11" draw:start-glue-point="1" draw:end-shape="id12" draw:end-glue-point="1" svg:d="M18290 8361c1651 0 1351-1551 600-1551" svg:viewBox="0 0 1205 1552">
          <text:p/>
        </draw:connector>
        <draw:connector draw:style-name="gr41" draw:text-style-name="P14" draw:layer="layout" draw:type="line" svg:x1="7.387cm" svg:y1="6.791cm" svg:x2="13.39cm" svg:y2="6.81cm" draw:start-shape="id6" draw:start-glue-point="1" draw:end-shape="id12" draw:end-glue-point="3" svg:d="M7387 6791l6003 19" svg:viewBox="0 0 6004 20">
          <text:p/>
        </draw:connector>
        <draw:connector draw:style-name="gr41" draw:text-style-name="P14" draw:layer="layout" draw:type="line" svg:x1="7.721cm" svg:y1="8.356cm" svg:x2="12.79cm" svg:y2="8.361cm" draw:start-shape="id7" draw:start-glue-point="1" draw:end-shape="id11" draw:end-glue-point="3" svg:d="M7721 8356l5069 5" svg:viewBox="0 0 5070 6">
          <text:p/>
        </draw:connector>
        <draw:connector draw:style-name="gr41" draw:text-style-name="P14" draw:layer="layout" draw:type="line" svg:x1="8.121cm" svg:y1="10.583cm" svg:x2="12.427cm" svg:y2="10.585cm" draw:start-shape="id8" draw:start-glue-point="1" draw:end-shape="id10" draw:end-glue-point="3" svg:d="M8121 10583l4306 2" svg:viewBox="0 0 4307 3">
          <text:p/>
        </draw:connector>
        <draw:frame draw:style-name="gr42" draw:text-style-name="P19" draw:layer="layout" svg:width="19cm" svg:height="13.331cm" svg:x="1cm" svg:y="13.953cm">
          <draw:text-box>
            <text:p text:style-name="P17"><text:span text:style-name="T17">Особенности</text:span></text:p>
            <text:list text:style-name="L3">
              <text:list-item>
                <text:p text:style-name="P17"><text:span text:style-name="T19">усовершенствованная каскадная модель</text:span></text:p>
              </text:list-item>
              <text:list-item>
                <text:p text:style-name="P17"><text:span text:style-name="T19">на каждом этапе проектирования составляется отдельный план тестирования</text:span></text:p>
                <text:p text:style-name="P17"><text:span text:style-name="T19">(при разработке планов тестирования могут проводиться исследования, опросы и т.п.)</text:span></text:p>
              </text:list-item>
              <text:list-item>
                <text:p text:style-name="P17"><text:span text:style-name="T19">после окончания проектирования начинается разработка</text:span></text:p>
              </text:list-item>
              <text:list-item>
                <text:p text:style-name="P17"><text:span text:style-name="T19">после разработки начинается тестирование:</text:span></text:p>
                <text:p text:style-name="P17"><text:span text:style-name="T19">- модульное (проверка каждого модуля отдельно)</text:span></text:p>
                <text:p text:style-name="P17"><text:span text:style-name="T19">- интеграционное (проверка работы отдельных групп модулей и комплекса вцелом)</text:span></text:p>
                <text:p text:style-name="P17"><text:span text:style-name="T19">- приемостадаточное (проверка работы проекта в соответствие с заданием)</text:span></text:p>
                <text:p text:style-name="P17"><text:span text:style-name="T19"/></text:p>
              </text:list-item>
            </text:list>
            <text:p text:style-name="P17"><text:span text:style-name="T17">Преимущества</text:span></text:p>
            <text:list text:continue-numbering="true" text:style-name="L3">
              <text:list-item>
                <text:p text:style-name="P17"><text:span text:style-name="T19">наследуются от каскадной модели</text:span></text:p>
              </text:list-item>
              <text:list-item>
                <text:p text:style-name="P17"><text:span text:style-name="T19">выявление отклонений и рисков в проекте на ранних стадиях (при проектировании)</text:span></text:p>
              </text:list-item>
              <text:list-item>
                <text:p text:style-name="P17"><text:span text:style-name="T19">уменьшение времени и стоимости разработки</text:span></text:p>
              </text:list-item>
              <text:list-item>
                <text:p text:style-name="P17"><text:span text:style-name="T19">повышение качества коммуникаций между участниками проекта</text:span></text:p>
                <text:p text:style-name="P17"><text:span text:style-name="T19">(в проектировании задействованы специалисты тестировщики, наладчики)</text:span></text:p>
              </text:list-item>
            </text:list>
            <text:p text:style-name="P17"><text:span text:style-name="T19"/></text:p>
            <text:p text:style-name="P17"><text:span text:style-name="T17">Недостатки</text:span></text:p>
            <text:list text:continue-numbering="true" text:style-name="L3">
              <text:list-item>
                <text:p text:style-name="P17"><text:span text:style-name="T19">наследуются от каскадной модели</text:span></text:p>
              </text:list-item>
            </text:list>
            <text:p text:style-name="P17"><text:span text:style-name="T19"/></text:p>
            <text:p text:style-name="P17"><text:span text:style-name="T19">Данная модель требует высокого уровня подготовки сотрудников и подходит для проектов, в которых важна надежность и цена ошибки очень высока.</text:span></text:p>
            <text:p text:style-name="P17"><text:span text:style-name="T19"/></text:p>
            <text:p text:style-name="P17"><text:span text:style-name="T19">Концепция V-образной модели была разработана в 1980-х годах.</text:span></text:p>
          </draw:text-box>
        </draw:frame>
        <draw:frame draw:style-name="gr9" draw:text-style-name="P24" draw:layer="layout" svg:width="5.371cm" svg:height="0.725cm" svg:x="7.731cm" svg:y="6.163cm">
          <draw:text-box>
            <text:p text:style-name="P9"><text:span text:style-name="T21">план тестирования</text:span></text:p>
          </draw:text-box>
        </draw:frame>
        <draw:frame draw:style-name="gr9" draw:text-style-name="P24" draw:layer="layout" svg:width="5.371cm" svg:height="0.725cm" svg:x="7.602cm" svg:y="7.738cm">
          <draw:text-box>
            <text:p text:style-name="P9"><text:span text:style-name="T21">план тестирования</text:span></text:p>
          </draw:text-box>
        </draw:frame>
        <draw:frame draw:style-name="gr9" draw:text-style-name="P24" draw:layer="layout" svg:width="5.371cm" svg:height="0.725cm" svg:x="7.603cm" svg:y="9.935cm">
          <draw:text-box>
            <text:p text:style-name="P9"><text:span text:style-name="T21">план тестирования</text:span></text:p>
          </draw:text-box>
        </draw:frame>
        <draw:frame draw:style-name="gr33" draw:text-style-name="P23" draw:layer="layout" svg:width="5.5cm" svg:height="0.725cm" svg:x="12.779cm" svg:y="8.956cm">
          <draw:text-box>
            <text:p text:style-name="P9"><text:span text:style-name="T8">ИНТЕГРАЦИЯ</text:span></text:p>
          </draw:text-box>
        </draw:frame>
        <draw:frame draw:style-name="gr9" draw:text-style-name="P20" draw:layer="layout" svg:width="3.134cm" svg:height="0.725cm" svg:x="1.79cm" svg:y="5.604cm">
          <draw:text-box>
            <text:p text:style-name="P1"><text:span text:style-name="T21">начало</text:span></text:p>
          </draw:text-box>
        </draw:frame>
        <draw:frame draw:style-name="gr9" draw:text-style-name="P22" draw:layer="layout" svg:width="3.134cm" svg:height="0.725cm" svg:x="15.837cm" svg:y="5.392cm">
          <draw:text-box>
            <text:p text:style-name="P21"><text:span text:style-name="T21">конец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V-ОБРАЗНАЯ МОДЕЛЬ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ИНКРЕМЕНТАЛЬНАЯ МОДЕЛЬ" draw:style-name="dp1" draw:master-page-name="Обычный">
        <draw:frame draw:style-name="gr43" draw:text-style-name="P19" draw:layer="layout" svg:width="19cm" svg:height="1.886cm" svg:x="1cm" svg:y="3.151cm">
          <draw:text-box>
            <text:p text:style-name="P17"><text:span text:style-name="T17">Incremental Model</text:span></text:p>
            <text:list text:style-name="L3">
              <text:list-item>
                <text:p text:style-name="P17"><text:span text:style-name="T19">инкрементная / итеративная модель</text:span></text:p>
              </text:list-item>
            </text:list>
            <text:p text:style-name="P17"><text:span text:style-name="T19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4" draw:text-style-name="P19" draw:layer="layout" svg:width="19cm" svg:height="12.241cm" svg:x="1cm" svg:y="14.653cm">
          <draw:text-box>
            <text:p text:style-name="P17"><text:span text:style-name="T17">Особенности</text:span></text:p>
            <text:list text:style-name="L3">
              <text:list-item>
                <text:p text:style-name="P17"><text:span text:style-name="T19">модель работает по частям</text:span></text:p>
              </text:list-item>
              <text:list-item>
                <text:p text:style-name="P17"><text:span text:style-name="T19">начинается с задания (начальное задание)</text:span></text:p>
              </text:list-item>
              <text:list-item>
                <text:p text:style-name="P17"><text:span text:style-name="T19">проект разрабатывается по частям (версиям, итерациям)</text:span></text:p>
              </text:list-item>
              <text:list-item>
                <text:p text:style-name="P17"><text:span text:style-name="T19">переход от одной версии к другой можно трактовать как модернизацию</text:span></text:p>
              </text:list-item>
              <text:list-item>
                <text:p text:style-name="P17"><text:span text:style-name="T19">модернизация может выполняться на этапе сопровождения</text:span></text:p>
                <text:p text:style-name="P17"><text:span text:style-name="T19">(заказчику сдается стартовый рабочий проект, который эксплуатируется N-количество времени; далее заказчик принимает решение — развиваить / модернизировать проект далее или оставить все как есть и завершить разработку)</text:span></text:p>
                <text:p text:style-name="P17"><text:span text:style-name="T19"/></text:p>
              </text:list-item>
            </text:list>
            <text:p text:style-name="P17"><text:span text:style-name="T17">Преимущества</text:span></text:p>
            <text:list text:continue-numbering="true" text:style-name="L3">
              <text:list-item>
                <text:p text:style-name="P17"><text:span text:style-name="T19">возможны малые вложения на каждой итерации</text:span></text:p>
              </text:list-item>
              <text:list-item>
                <text:p text:style-name="P17"><text:span text:style-name="T19">возможно быстрая обратная связь по результатам эксплуатации</text:span></text:p>
                <text:p text:style-name="P17"><text:span text:style-name="T19">(можно оперативно обновить задание и доработать проект)</text:span></text:p>
              </text:list-item>
              <text:list-item>
                <text:p text:style-name="P17"><text:span text:style-name="T19">ошибки обходятся дешевле</text:span></text:p>
              </text:list-item>
              <text:list-item>
                <text:p text:style-name="P17"><text:span text:style-name="T19">эффективное использование накопленного опыта</text:span></text:p>
              </text:list-item>
              <text:list-item>
                <text:p text:style-name="P17"><text:span text:style-name="T19">модернизация может выполняться без остановки эксплуатации</text:span></text:p>
              </text:list-item>
            </text:list>
            <text:p text:style-name="P17"><text:span text:style-name="T19"/></text:p>
            <text:p text:style-name="P17"><text:span text:style-name="T19">Данная модель подходит для проектов, которые необходимо быстро запустить и для которых допускается модернизация (например, для устранения ошибок).</text:span></text:p>
            <text:p text:style-name="P17"><text:span text:style-name="T19"/></text:p>
            <text:p text:style-name="P17"><text:span text:style-name="T19">Концепция инкременальной модели была разработана в 1930-х годах.</text:span></text:p>
          </draw:text-box>
        </draw:frame>
        <draw:frame draw:style-name="gr33" draw:text-style-name="P23" xml:id="id13" draw:id="id13" draw:layer="layout" svg:width="4.256cm" svg:height="0.725cm" svg:x="1.529cm" svg:y="6.295cm">
          <draw:text-box>
            <text:p text:style-name="P9"><text:span text:style-name="T8">ЗАДАНИЕ</text:span></text:p>
          </draw:text-box>
        </draw:frame>
        <draw:frame draw:style-name="gr26" draw:text-style-name="P15" xml:id="id14" draw:id="id14" draw:layer="layout" svg:width="5.5cm" svg:height="0.725cm" svg:x="4.727cm" svg:y="8.484cm">
          <draw:text-box>
            <text:p text:style-name="P9"><text:span text:style-name="T8">ПРОЕКТИРОВАНИЕ</text:span></text:p>
          </draw:text-box>
        </draw:frame>
        <draw:frame draw:style-name="gr26" draw:text-style-name="P15" xml:id="id15" draw:id="id15" draw:layer="layout" svg:width="5.5cm" svg:height="0.725cm" svg:x="11.116cm" svg:y="8.492cm">
          <draw:text-box>
            <text:p text:style-name="P9"><text:span text:style-name="T8">РАЗРАБОТКА</text:span></text:p>
          </draw:text-box>
        </draw:frame>
        <draw:frame draw:style-name="gr26" draw:text-style-name="P15" xml:id="id17" draw:id="id17" draw:layer="layout" svg:width="5.5cm" svg:height="0.725cm" svg:x="4.728cm" svg:y="11.085cm">
          <draw:text-box>
            <text:p text:style-name="P9"><text:span text:style-name="T8">тестирование</text:span></text:p>
          </draw:text-box>
        </draw:frame>
        <draw:frame draw:style-name="gr26" draw:text-style-name="P15" xml:id="id16" draw:id="id16" draw:layer="layout" svg:width="5.5cm" svg:height="0.725cm" svg:x="11.117cm" svg:y="11.093cm">
          <draw:text-box>
            <text:p text:style-name="P9"><text:span text:style-name="T8">ИНТЕГРАЦИЯ</text:span></text:p>
          </draw:text-box>
        </draw:frame>
        <draw:frame draw:style-name="gr45" draw:text-style-name="P15" xml:id="id19" draw:id="id19" draw:layer="layout" svg:width="5.821cm" svg:height="0.725cm" svg:x="7.687cm" svg:y="9.778cm">
          <draw:text-box>
            <text:p text:style-name="P9"><text:span text:style-name="T8">Проект версии N</text:span></text:p>
          </draw:text-box>
        </draw:frame>
        <draw:connector draw:style-name="gr46" draw:text-style-name="P14" draw:layer="layout" draw:type="curve" svg:x1="3.657cm" svg:y1="7.02cm" svg:x2="4.727cm" svg:y2="8.846cm" draw:start-shape="id13" draw:start-glue-point="2" draw:end-shape="id14" draw:end-glue-point="3" svg:d="M3657 7020c0 1218 356 1826 1070 1826" svg:viewBox="0 0 1071 1827">
          <text:p/>
        </draw:connector>
        <draw:connector draw:style-name="gr47" draw:text-style-name="P14" draw:layer="layout" draw:type="curve" draw:line-skew="-0.409cm" svg:x1="7.477cm" svg:y1="8.484cm" svg:x2="13.866cm" svg:y2="8.492cm" draw:start-shape="id14" draw:start-glue-point="0" draw:end-shape="id15" draw:end-glue-point="0" svg:d="M7477 8484c0-1365 6389-1369 6389 8" svg:viewBox="0 0 6390 1033">
          <text:p/>
        </draw:connector>
        <draw:connector draw:style-name="gr48" draw:text-style-name="P14" draw:layer="layout" draw:type="curve" svg:x1="16.616cm" svg:y1="8.854cm" svg:x2="16.617cm" svg:y2="11.455cm" draw:start-shape="id15" draw:start-glue-point="1" draw:end-shape="id16" draw:end-glue-point="1" svg:d="M16616 8854c753 0 752 2601 1 2601" svg:viewBox="0 0 566 2602">
          <text:p/>
        </draw:connector>
        <draw:connector draw:style-name="gr49" draw:text-style-name="P14" draw:layer="layout" draw:type="curve" draw:line-skew="0.342cm" svg:x1="13.867cm" svg:y1="11.818cm" svg:x2="7.478cm" svg:y2="11.81cm" draw:start-shape="id16" draw:start-glue-point="2" draw:end-shape="id17" draw:end-glue-point="2" svg:d="M13867 11818c0 1264-6389 1268-6389-8" svg:viewBox="0 0 6390 958">
          <text:p/>
        </draw:connector>
        <draw:connector draw:style-name="gr50" draw:text-style-name="P14" xml:id="id18" draw:id="id18" draw:layer="layout" draw:type="curve" draw:line-skew="-0.257cm" svg:x1="4.728cm" svg:y1="11.447cm" svg:x2="4.727cm" svg:y2="8.846cm" draw:start-shape="id17" draw:start-glue-point="3" draw:end-shape="id14" draw:end-glue-point="3" svg:d="M4728 11447c-1138 0-1138-2601-1-2601" svg:viewBox="0 0 855 2602">
          <text:p/>
        </draw:connector>
        <draw:frame draw:style-name="gr9" draw:text-style-name="P20" draw:layer="layout" svg:width="3.134cm" svg:height="0.725cm" svg:x="1.434cm" svg:y="5.449cm">
          <draw:text-box>
            <text:p text:style-name="P1"><text:span text:style-name="T21">начало</text:span></text:p>
          </draw:text-box>
        </draw:frame>
        <draw:frame draw:style-name="gr9" draw:text-style-name="P22" xml:id="id20" draw:id="id20" draw:layer="layout" svg:width="1.797cm" svg:height="0.725cm" svg:x="17.753cm" svg:y="13.066cm">
          <draw:text-box>
            <text:p text:style-name="P21"><text:span text:style-name="T21">конец</text:span></text:p>
          </draw:text-box>
        </draw:frame>
        <draw:connector draw:style-name="gr51" draw:text-style-name="P14" draw:layer="layout" draw:type="line" svg:x1="3.874cm" svg:y1="10.146cm" svg:x2="7.687cm" svg:y2="10.14cm" draw:start-shape="id18" draw:start-glue-point="0" draw:end-shape="id19" draw:end-glue-point="3" svg:d="M3874 10146l3813-6" svg:viewBox="0 0 3814 7">
          <text:p/>
        </draw:connector>
        <draw:connector draw:style-name="gr52" draw:text-style-name="P14" draw:layer="layout" draw:type="curve" svg:x1="13.508cm" svg:y1="10.14cm" svg:x2="18.651cm" svg:y2="13.066cm" draw:start-shape="id19" draw:start-glue-point="1" draw:end-shape="id20" draw:end-glue-point="0" svg:d="M13508 10140c3429 0 5143 975 5143 2926" svg:viewBox="0 0 5144 2927">
          <text:p/>
        </draw:connector>
        <draw:custom-shape draw:style-name="gr53" draw:text-style-name="P14" draw:layer="layout" svg:width="15.69cm" svg:height="6.5cm" svg:x="2.804cm" svg:y="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5" draw:layer="layout" svg:width="3.439cm" svg:height="0.725cm" svg:x="9.101cm" svg:y="13.262cm">
          <draw:text-box>
            <text:p text:style-name="P9"><text:span text:style-name="T22">итерация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ИНКРЕМЕНТАЛЬНАЯ МОДЕЛЬ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ДОКУМЕНТАЦИЯ" draw:style-name="dp1" draw:master-page-name="Обычный">
        <draw:frame draw:style-name="gr54" draw:text-style-name="P18" draw:layer="layout" svg:width="19cm" svg:height="15.344cm" svg:x="1cm" svg:y="3.151cm">
          <draw:text-box>
            <text:list text:style-name="L1">
              <text:list-item>
                <text:p text:style-name="P16"><text:span text:style-name="T5">ГОСТы</text:span></text:p>
              </text:list-item>
              <text:list-item>
                <text:p text:style-name="P16"><text:span text:style-name="T5">Правила</text:span></text:p>
              </text:list-item>
              <text:list-item>
                <text:p text:style-name="P16"><text:span text:style-name="T5">Законы</text:span></text:p>
              </text:list-item>
              <text:list-item>
                <text:p text:style-name="P16"><text:span text:style-name="T5">Технические условия</text:span></text:p>
              </text:list-item>
              <text:list-item>
                <text:p text:style-name="P16"><text:span text:style-name="T5">Руководства</text:span></text:p>
              </text:list-item>
            </text:list>
            <text:p text:style-name="P16"><text:span text:style-name="T5"/></text:p>
            <text:p text:style-name="P16"><text:span text:style-name="T5">Состав и требования к содержанию разделов проектной документации устанавливаются Правительством Российском Федерации.</text:span></text:p>
            <text:p text:style-name="P16"><text:span text:style-name="T5"/></text:p>
            <text:p text:style-name="P16"><text:span text:style-name="T23">Шифр документа</text:span></text:p>
            <text:p text:style-name="P16"><text:span text:style-name="T24"/></text:p>
            <text:p text:style-name="P17"><text:span text:style-name="T25">А-Б-В-Г.Д</text:span></text:p>
            <text:p text:style-name="P17"><text:span text:style-name="T10"/></text:p>
            <text:p text:style-name="P17"><text:span text:style-name="T10">А — номер договора (контракта) или шифр объекта строительства</text:span></text:p>
            <text:p text:style-name="P17"><text:span text:style-name="T10">Б — номер здания или сооружения по генеральному плану</text:span></text:p>
            <text:p text:style-name="P17"><text:span text:style-name="T10">В — шифр раздела проектной документации</text:span></text:p>
            <text:p text:style-name="P17"><text:span text:style-name="T10">Г — код документа</text:span></text:p>
            <text:p text:style-name="P17"><text:span text:style-name="T10">Д — порядковый номер документа</text:span></text:p>
            <text:p text:style-name="P17"><text:span text:style-name="T10"/></text:p>
            <text:p text:style-name="P17"><text:span text:style-name="T10">пример</text:span></text:p>
            <text:p text:style-name="P17"><text:span text:style-name="T26">ОРГ-002-АТХ-С3.1</text:span></text:p>
            <text:p text:style-name="P17"><text:span text:style-name="T10"/></text:p>
            <text:p text:style-name="P17"><text:span text:style-name="T10">ОРГ — шифр объекта строительства (код предприятия)</text:span></text:p>
            <text:p text:style-name="P17"><text:span text:style-name="T10">002 — номер цеха</text:span></text:p>
            <text:p text:style-name="P17"><text:span text:style-name="T10">АТХ — комплект чертежей (автоматизация технологических процессов)</text:span></text:p>
            <text:p text:style-name="P17"><text:span text:style-name="T10">С3 — схема автоматизации</text:span></text:p>
            <text:p text:style-name="P17"><text:span text:style-name="T10">1 — порядковый номер документа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ДОКУМЕНТАЦ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РАЗДЕЛЫ ПРОЕКТНОЙ ДОКУМЕНТАЦИИ" draw:style-name="dp1" draw:master-page-name="Обычный">
        <draw:frame draw:style-name="gr55" draw:text-style-name="P18" draw:layer="layout" svg:width="19cm" svg:height="1.341cm" svg:x="1cm" svg:y="3.151cm">
          <draw:text-box>
            <text:p text:style-name="P16"><text:span text:style-name="T5">ГОСТ 21.1101-2013</text:span></text:p>
            <text:p text:style-name="P16"><text:span text:style-name="T5">Основные требования к проектной и рабочей документации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ЗДЕЛЫ ПРОЕКТНОЙ ДОКУМЕНТАЦИИ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  <draw:frame draw:style-name="standard" draw:layer="layout" svg:width="18.589cm" svg:height="17.642cm" svg:x="1.227cm" svg:y="4.77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26"><text:span text:style-name="T27">номер</text:span></text:p>
              </table:table-cell>
              <table:table-cell table:style-name="ce4">
                <text:p text:style-name="P27"><text:span text:style-name="T27">шифр</text:span></text:p>
              </table:table-cell>
              <table:table-cell>
                <text:p text:style-name="P27"><text:span text:style-name="T27">наименование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28">1</text:span></text:p>
              </table:table-cell>
              <table:table-cell>
                <text:p text:style-name="P28"><text:span text:style-name="T28">ПЗ</text:span></text:p>
              </table:table-cell>
              <table:table-cell>
                <text:p text:style-name="P28"><text:span text:style-name="T28">Пояснительная записка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28">2</text:span></text:p>
              </table:table-cell>
              <table:table-cell>
                <text:p text:style-name="P28"><text:span text:style-name="T28">ПЗУ</text:span></text:p>
              </table:table-cell>
              <table:table-cell>
                <text:p text:style-name="P28"><text:span text:style-name="T28">План земельного участка</text:span></text:p>
                <text:p text:style-name="P28"><text:span text:style-name="T29">(схема планировочной организации земельного участка)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28">3</text:span></text:p>
              </table:table-cell>
              <table:table-cell>
                <text:p text:style-name="P28"><text:span text:style-name="T28">АР</text:span></text:p>
              </table:table-cell>
              <table:table-cell>
                <text:p text:style-name="P28"><text:span text:style-name="T28">Архитектурные решения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28">4</text:span></text:p>
              </table:table-cell>
              <table:table-cell>
                <text:p text:style-name="P28"><text:span text:style-name="T28">КР</text:span></text:p>
              </table:table-cell>
              <table:table-cell>
                <text:p text:style-name="P28"><text:span text:style-name="T28">Конструктивные решения</text:span></text:p>
                <text:p text:style-name="P28"><text:span text:style-name="T29">(конструктивные и объемно-планировочные решения)</text:span></text:p>
              </table:table-cell>
            </table:table-row>
            <table:table-row table:style-name="ro3" table:default-cell-style-name="ce6">
              <table:table-cell>
                <text:p text:style-name="P28"><text:span text:style-name="T28">5</text:span></text:p>
              </table:table-cell>
              <table:table-cell>
                <text:p text:style-name="P28"><text:span text:style-name="T28">ИОС</text:span></text:p>
              </table:table-cell>
              <table:table-cell>
                <text:p text:style-name="P28"><text:span text:style-name="T28">Инженерное оборудование и сети</text:span></text:p>
                <text:p text:style-name="P28"><text:span text:style-name="T29">(сведения об инженерном оборудовании, о сетях инженерно-технического обеспечения, перечень инженерно-технических мероприятий, содержание технологических решений)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28">6</text:span></text:p>
              </table:table-cell>
              <table:table-cell>
                <text:p text:style-name="P28"><text:span text:style-name="T28">ПОС</text:span></text:p>
              </table:table-cell>
              <table:table-cell>
                <text:p text:style-name="P28"><text:span text:style-name="T28">Проект организации строительства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28">7</text:span></text:p>
              </table:table-cell>
              <table:table-cell>
                <text:p text:style-name="P28"><text:span text:style-name="T28">ПОД</text:span></text:p>
              </table:table-cell>
              <table:table-cell>
                <text:p text:style-name="P28"><text:span text:style-name="T28">Проект организации демонтажа</text:span></text:p>
                <text:p text:style-name="P28"><text:span text:style-name="T29">(проект организации работ по сносу или демонтажу объектов капитального строительства)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28">8</text:span></text:p>
              </table:table-cell>
              <table:table-cell>
                <text:p text:style-name="P28"><text:span text:style-name="T28">ООС</text:span></text:p>
              </table:table-cell>
              <table:table-cell>
                <text:p text:style-name="P28"><text:span text:style-name="T28">Охрана окружающей среды</text:span></text:p>
                <text:p text:style-name="P28"><text:span text:style-name="T29">(перечень мероприятий по охране окружающей среды)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28">9</text:span></text:p>
              </table:table-cell>
              <table:table-cell>
                <text:p text:style-name="P28"><text:span text:style-name="T28">ПБ</text:span></text:p>
              </table:table-cell>
              <table:table-cell>
                <text:p text:style-name="P28"><text:span text:style-name="T28">Пожарная безопасность</text:span></text:p>
                <text:p text:style-name="P28"><text:span text:style-name="T29">(мероприятия по обеспечению пожарной безопасности)</text:span></text:p>
              </table:table-cell>
            </table:table-row>
            <table:table-row table:style-name="ro4" table:default-cell-style-name="ce5">
              <table:table-cell>
                <text:p text:style-name="P28"><text:span text:style-name="T28">10</text:span></text:p>
              </table:table-cell>
              <table:table-cell>
                <text:p text:style-name="P28"><text:span text:style-name="T28">ОДИ</text:span></text:p>
              </table:table-cell>
              <table:table-cell>
                <text:p text:style-name="P28"><text:span text:style-name="T28">Обеспечение доступа инвалидов</text:span></text:p>
                <text:p text:style-name="P28"><text:span text:style-name="T29">(мероприятия по обеспечению доступа инвалидов)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28">10(1)</text:span></text:p>
              </table:table-cell>
              <table:table-cell>
                <text:p text:style-name="P28"><text:span text:style-name="T28">ТБЭ</text:span></text:p>
              </table:table-cell>
              <table:table-cell>
                <text:p text:style-name="P28"><text:span text:style-name="T28">Техника безопсной эксплуатации</text:span></text:p>
                <text:p text:style-name="P28"><text:span text:style-name="T29">(мероприятия по обеспечению безопасной эксплуатации объекта капитального строительства)</text:span></text:p>
              </table:table-cell>
            </table:table-row>
            <table:table-row table:style-name="ro5" table:default-cell-style-name="ce5">
              <table:table-cell>
                <text:p text:style-name="P28"><text:span text:style-name="T28">11</text:span></text:p>
              </table:table-cell>
              <table:table-cell>
                <text:p text:style-name="P28"><text:span text:style-name="T28">СМ</text:span></text:p>
              </table:table-cell>
              <table:table-cell>
                <text:p text:style-name="P28"><text:span text:style-name="T28">Смета</text:span></text:p>
                <text:p text:style-name="P28"><text:span text:style-name="T29">(смета на строительство объектов капитального строительства)</text:span></text:p>
              </table:table-cell>
            </table:table-row>
            <table:table-row table:style-name="ro5" table:default-cell-style-name="ce5">
              <table:table-cell>
                <text:p text:style-name="P28"><text:span text:style-name="T28">11(1)</text:span></text:p>
              </table:table-cell>
              <table:table-cell>
                <text:p text:style-name="P28"><text:span text:style-name="T28">ЭЭ</text:span></text:p>
              </table:table-cell>
              <table:table-cell>
                <text:p text:style-name="P28"><text:span text:style-name="T28">Энергетическая эффективность</text:span></text:p>
                <text:p text:style-name="P28"><text:span text:style-name="T29">(мероприятия по обеспечению соблюдения требований энергетической эффективности и требований оснащенности зданий, строений и сооружений приборами учета расхода энергетических ресурсов)</text:span></text:p>
              </table:table-cell>
            </table:table-row>
            <table:table-row table:style-name="ro5" table:default-cell-style-name="ce5">
              <table:table-cell>
                <text:p text:style-name="P28"><text:span text:style-name="T28">12</text:span></text:p>
              </table:table-cell>
              <table:table-cell/>
              <table:table-cell>
                <text:p text:style-name="P28"><text:span text:style-name="T28">Иная документация</text:span></text:p>
                <text:p text:style-name="P28"><text:span text:style-name="T29">(иная документация, предусмотренная федеральными законами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6" draw:text-style-name="P29" draw:layer="layout" svg:width="19cm" svg:height="5.701cm" svg:x="1cm" svg:y="22.752cm">
          <draw:text-box>
            <text:p text:style-name="P16"><text:span text:style-name="T23">Раздел 5: ИОС</text:span></text:p>
            <text:p text:style-name="P16"><text:span text:style-name="T10"/></text:p>
            <text:p text:style-name="P16"><text:span text:style-name="T10">Подразделы:</text:span></text:p>
            <text:list text:style-name="L1">
              <text:list-item>
                <text:p text:style-name="P16"><text:span text:style-name="T10">система электроснабжения</text:span></text:p>
              </text:list-item>
              <text:list-item>
                <text:p text:style-name="P16"><text:span text:style-name="T10">система водоснабжения</text:span></text:p>
              </text:list-item>
              <text:list-item>
                <text:p text:style-name="P16"><text:span text:style-name="T10">система водоотведения</text:span></text:p>
              </text:list-item>
              <text:list-item>
                <text:p text:style-name="P16"><text:span text:style-name="T10">отопление, вентиляция и кондиционирование</text:span></text:p>
              </text:list-item>
              <text:list-item>
                <text:p text:style-name="P16"><text:span text:style-name="T10">сети связи</text:span></text:p>
              </text:list-item>
              <text:list-item>
                <text:p text:style-name="P16"><text:span text:style-name="T10">система газоснабжения</text:span></text:p>
              </text:list-item>
              <text:list-item>
                <text:p text:style-name="P16"><text:span text:style-name="T10">технологические решения</text:span></text:p>
              </text:list-item>
            </text:list>
          </draw:text-box>
        </draw:frame>
      </draw:page>
      <draw:page draw:name="ЧЕРТЕЖИ АВТОМАТИЗИРОВАННЫХ СИСТЕМ" draw:style-name="dp1" draw:master-page-name="Обычный">
        <draw:frame draw:style-name="gr57" draw:text-style-name="P30" draw:layer="layout" svg:width="19cm" svg:height="2.431cm" svg:x="1cm" svg:y="3.151cm">
          <draw:text-box>
            <text:p text:style-name="P17"><text:span text:style-name="T10">ГОСТ 21.408-2013</text:span></text:p>
            <text:p text:style-name="P17"><text:span text:style-name="T10">Создание Автоматизированных систем. Правила выполнения документации.</text:span></text:p>
            <text:p text:style-name="P17"><text:span text:style-name="T10"/></text:p>
            <text:p text:style-name="P17"><text:span text:style-name="T10">Марки основных комплектов рабочих чертежей для автоматизированных систем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ЧЕРТЕЖИ АВТОМАТИЗИРОВАННЫХ СИСТЕМ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  <draw:frame draw:style-name="standard" draw:layer="layout" svg:width="18.589cm" svg:height="14.778cm" svg:x="1.228cm" svg:y="5.87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26"><text:span text:style-name="T27">номер</text:span></text:p>
              </table:table-cell>
              <table:table-cell>
                <text:p text:style-name="P27"><text:span text:style-name="T27">шифр</text:span></text:p>
              </table:table-cell>
              <table:table-cell>
                <text:p text:style-name="P27"><text:span text:style-name="T27">наименование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8">1</text:span></text:p>
              </table:table-cell>
              <table:table-cell>
                <text:p text:style-name="P28"><text:span text:style-name="T28">АК</text:span></text:p>
              </table:table-cell>
              <table:table-cell>
                <text:p text:style-name="P28"><text:span text:style-name="T28">Автоматизация комплексная</text:span></text:p>
                <text:p text:style-name="P28"><text:span text:style-name="T29">(при объединении рабочих чертежей автоматизации различных технологических процессов и инженерных систем)</text:span></text:p>
              </table:table-cell>
            </table:table-row>
            <table:table-row table:style-name="ro3" table:default-cell-style-name="ce6">
              <table:table-cell/>
              <table:table-cell>
                <text:p text:style-name="P28"><text:span text:style-name="T28">АТХ</text:span></text:p>
              </table:table-cell>
              <table:table-cell>
                <text:p text:style-name="P28"><text:span text:style-name="T28">Автоматизация технологических процессов</text:span></text:p>
                <text:p text:style-name="P28"><text:span text:style-name="T29">(см. ГОСТ 34.201)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ПУ</text:span></text:p>
              </table:table-cell>
              <table:table-cell>
                <text:p text:style-name="P28"><text:span text:style-name="T28">Автоматизация пылеудаления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ОВ</text:span></text:p>
              </table:table-cell>
              <table:table-cell>
                <text:p text:style-name="P28"><text:span text:style-name="T28">Автоматизация отопления, вентиляции (и кондиционирования)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ВК</text:span></text:p>
              </table:table-cell>
              <table:table-cell>
                <text:p text:style-name="P28"><text:span text:style-name="T28">Автоматизация водоснабжения, канализации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НВК</text:span></text:p>
              </table:table-cell>
              <table:table-cell>
                <text:p text:style-name="P28"><text:span text:style-name="T28">Автоматизация наружного водоснабжения, канализации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НВ</text:span></text:p>
              </table:table-cell>
              <table:table-cell>
                <text:p text:style-name="P28"><text:span text:style-name="T28">Автоматизация наружного водоснабжения</text:span></text:p>
                <text:p text:style-name="P28"><text:span text:style-name="T29">(при разделении на части основного комплекта АНВК)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НК</text:span></text:p>
              </table:table-cell>
              <table:table-cell>
                <text:p text:style-name="P28"><text:span text:style-name="T28">Автоматизация наружного канализации</text:span></text:p>
                <text:p text:style-name="P28"><text:span text:style-name="T29">(при разделении на части основного комплекта АНВК)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ГСВ</text:span></text:p>
              </table:table-cell>
              <table:table-cell>
                <text:p text:style-name="P28"><text:span text:style-name="T28">Автоматизация газовых сетей, внутренние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ГСН</text:span></text:p>
              </table:table-cell>
              <table:table-cell>
                <text:p text:style-name="P28"><text:span text:style-name="T28">Автоматизация газовых сетей, наружные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ТС</text:span></text:p>
              </table:table-cell>
              <table:table-cell>
                <text:p text:style-name="P28"><text:span text:style-name="T28">Автоматизация тепловых сетей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ТМ</text:span></text:p>
              </table:table-cell>
              <table:table-cell>
                <text:p text:style-name="P28"><text:span text:style-name="T28">Автоматизация тепломеханики</text:span></text:p>
                <text:p text:style-name="P28"><text:span text:style-name="T29">(котельные)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ПТ</text:span></text:p>
              </table:table-cell>
              <table:table-cell>
                <text:p text:style-name="P28"><text:span text:style-name="T28">Автоматизация пожаротушения (и дымоудаления)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ХС</text:span></text:p>
              </table:table-cell>
              <table:table-cell>
                <text:p text:style-name="P28"><text:span text:style-name="T28">Автоматизация холодоснабжения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ВС</text:span></text:p>
              </table:table-cell>
              <table:table-cell>
                <text:p text:style-name="P28"><text:span text:style-name="T28">Автоматизация воздухоснабжения</text:span></text:p>
              </table:table-cell>
            </table:table-row>
            <table:table-row table:style-name="ro3" table:default-cell-style-name="ce7">
              <table:table-cell/>
              <table:table-cell>
                <text:p text:style-name="P28"><text:span text:style-name="T28">АЭС</text:span></text:p>
              </table:table-cell>
              <table:table-cell>
                <text:p text:style-name="P28"><text:span text:style-name="T28">Автоматизация электроснабжения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СТАНДАРТЫ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standard" draw:layer="layout" svg:width="18.541cm" svg:height="20.6cm" svg:x="1.224cm" svg:y="3.36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>
              <table:table-cell table:style-name="ce8" table:number-columns-spanned="2">
                <text:p text:style-name="P26"><text:span text:style-name="T30">Комплекс стандартов на автоматизированные системы</text:span></text:p>
              </table:table-cell>
              <table:covered-table-cell table:style-name="ce9"/>
            </table:table-row>
            <table:table-row table:style-name="ro7">
              <table:table-cell table:style-name="ce5">
                <text:p text:style-name="P28"><text:span text:style-name="T31">ГОСТ 34.003-90</text:span></text:p>
              </table:table-cell>
              <table:table-cell table:style-name="ce10">
                <text:p text:style-name="P3"><text:span text:style-name="T1">Автоматизированные системы.</text:span></text:p>
                <text:p text:style-name="P3"><text:span text:style-name="T1">Термины и определения.</text:span></text:p>
              </table:table-cell>
            </table:table-row>
            <table:table-row table:style-name="ro7">
              <table:table-cell table:style-name="ce5">
                <text:p text:style-name="P28"><text:span text:style-name="T31">ГОСТ 34.201-2020</text:span></text:p>
              </table:table-cell>
              <table:table-cell table:style-name="ce10">
                <text:p text:style-name="P3"><text:span text:style-name="T1">Виды, комплектность и обозначение документов при создании автоматизированные систем.</text:span></text:p>
              </table:table-cell>
            </table:table-row>
            <table:table-row table:style-name="ro7">
              <table:table-cell table:style-name="ce5">
                <text:p text:style-name="P28"><text:span text:style-name="T31">ГОСТ 34.601-90</text:span></text:p>
              </table:table-cell>
              <table:table-cell table:style-name="ce10">
                <text:p text:style-name="P3"><text:span text:style-name="T1">Автоматизированные системы.</text:span></text:p>
                <text:p text:style-name="P3"><text:span text:style-name="T1">Стадии создания.</text:span></text:p>
              </table:table-cell>
            </table:table-row>
            <table:table-row table:style-name="ro7">
              <table:table-cell table:style-name="ce5">
                <text:p text:style-name="P32"><text:span text:style-name="T31">ГОСТ 34.602-2020</text:span></text:p>
              </table:table-cell>
              <table:table-cell table:style-name="ce10">
                <text:p text:style-name="P3"><text:span text:style-name="T1">Техническое задание на создание автоматизированной системы.</text:span></text:p>
              </table:table-cell>
            </table:table-row>
            <table:table-row table:style-name="ro7">
              <table:table-cell table:style-name="ce5">
                <text:p text:style-name="P28"><text:span text:style-name="T31">ГОСТ 34.603-92</text:span></text:p>
              </table:table-cell>
              <table:table-cell table:style-name="ce10">
                <text:p text:style-name="P3"><text:span text:style-name="T1">Виды испытаний автоматизированных систем.</text:span></text:p>
              </table:table-cell>
            </table:table-row>
            <table:table-row table:style-name="ro6">
              <table:table-cell table:style-name="ce5" table:number-columns-spanned="2">
                <text:p text:style-name="P28"><text:span text:style-name="T30">Методические указания</text:span></text:p>
              </table:table-cell>
              <table:covered-table-cell table:style-name="ce10"/>
            </table:table-row>
            <table:table-row table:style-name="ro7">
              <table:table-cell table:style-name="ce5">
                <text:p text:style-name="P28"><text:span text:style-name="T31">РД 50-34.698-90</text:span></text:p>
              </table:table-cell>
              <table:table-cell table:style-name="ce11">
                <text:p text:style-name="P33"><text:span text:style-name="T31">Автоматизированные системы.</text:span></text:p>
                <text:p text:style-name="P33"><text:span text:style-name="T31">Требования к содержанию документов.</text:span></text:p>
              </table:table-cell>
            </table:table-row>
            <table:table-row table:style-name="ro6">
              <table:table-cell table:style-name="ce5" table:number-columns-spanned="2">
                <text:p text:style-name="P28"><text:span text:style-name="T30">Система проектной документации для строительства</text:span></text:p>
              </table:table-cell>
              <table:covered-table-cell table:style-name="ce11"/>
            </table:table-row>
            <table:table-row table:style-name="ro7">
              <table:table-cell table:style-name="ce5">
                <text:p text:style-name="P28"><text:span text:style-name="T31">ГОСТ 21.1101-2013</text:span></text:p>
              </table:table-cell>
              <table:table-cell table:style-name="ce11">
                <text:p text:style-name="P33"><text:span text:style-name="T31">Основные требования к проектной и рабочей документации.</text:span></text:p>
              </table:table-cell>
            </table:table-row>
            <table:table-row table:style-name="ro7">
              <table:table-cell table:style-name="ce5">
                <text:p text:style-name="P28"><text:span text:style-name="T31">ГОСТ 21.408-2013</text:span></text:p>
              </table:table-cell>
              <table:table-cell table:style-name="ce11">
                <text:p text:style-name="P33"><text:span text:style-name="T31">Создание Автоматизированных систем</text:span></text:p>
                <text:p text:style-name="P33"><text:span text:style-name="T31">Правила выполнения документации</text:span></text:p>
              </table:table-cell>
            </table:table-row>
            <table:table-row table:style-name="ro7">
              <table:table-cell table:style-name="ce5">
                <text:p text:style-name="P28"><text:span text:style-name="T31">ГОСТ 21.208-2013</text:span></text:p>
              </table:table-cell>
              <table:table-cell table:style-name="ce11">
                <text:p text:style-name="P33"><text:span text:style-name="T31">Обозначения приборов и средств автоматизации в схемах</text:span></text:p>
              </table:table-cell>
            </table:table-row>
            <table:table-row table:style-name="ro7">
              <table:table-cell table:style-name="ce5">
                <text:p text:style-name="P28"><text:span text:style-name="T31">ГОСТ <text:s/>02.702-2011</text:span></text:p>
              </table:table-cell>
              <table:table-cell table:style-name="ce11">
                <text:p text:style-name="P33"><text:span text:style-name="T31">Правила выполнения электрических схем</text:span></text:p>
              </table:table-cell>
            </table:table-row>
            <table:table-row table:style-name="ro7">
              <table:table-cell table:style-name="ce5">
                <text:p text:style-name="P28"><text:span text:style-name="T31">ГОСТ 21.614-1988</text:span></text:p>
              </table:table-cell>
              <table:table-cell table:style-name="ce11">
                <text:p text:style-name="P33"><text:span text:style-name="T31">Изображения электрооборудования и проводок на планах</text:span></text:p>
              </table:table-cell>
            </table:table-row>
            <table:table-row table:style-name="ro3">
              <table:table-cell table:style-name="ce5" table:number-columns-spanned="2">
                <text:p text:style-name="P28"><text:span text:style-name="T30">Единая система программной документации</text:span></text:p>
              </table:table-cell>
              <table:covered-table-cell table:style-name="ce11"/>
            </table:table-row>
            <table:table-row table:style-name="ro7">
              <table:table-cell table:style-name="ce5">
                <text:p text:style-name="P28"><text:span text:style-name="T31">ГОСТ 19.101-77</text:span></text:p>
              </table:table-cell>
              <table:table-cell table:style-name="ce11">
                <text:p text:style-name="P33"><text:span text:style-name="T1">Виды программ и программных документов.</text:span></text:p>
              </table:table-cell>
            </table:table-row>
            <table:table-row table:style-name="ro3">
              <table:table-cell table:style-name="ce5" table:number-columns-spanned="2">
                <text:p text:style-name="P28"><text:span text:style-name="T30">Единая система конструкторской документации</text:span></text:p>
              </table:table-cell>
              <table:covered-table-cell table:style-name="ce11"/>
            </table:table-row>
            <table:table-row table:style-name="ro7">
              <table:table-cell table:style-name="ce5">
                <text:p text:style-name="P28"><text:span text:style-name="T31">ГОСТ 02.102-2013</text:span></text:p>
              </table:table-cell>
              <table:table-cell table:style-name="ce11">
                <text:p text:style-name="P33"><text:span text:style-name="T1">Виды и комплектность конструкторских документов.</text:span></text:p>
              </table:table-cell>
            </table:table-row>
            <table:table-row table:style-name="ro7">
              <table:table-cell table:style-name="ce5">
                <text:p text:style-name="P28"><text:span text:style-name="T31">ГОСТ 02.601-2013</text:span></text:p>
              </table:table-cell>
              <table:table-cell table:style-name="ce11">
                <text:p text:style-name="P33"><text:span text:style-name="T1">Эксплуатационные документы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6" draw:layer="layout" svg:width="19cm" svg:height="0.806cm" svg:x="1cm" svg:y="2cm">
          <draw:text-box>
            <text:p text:style-name="P4"><text:span text:style-name="T3">СТАНДАРТЫ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ЦЕСС РАЗРАБОТКИ</text:a></text:span></text:p>
          </draw:text-box>
        </draw:frame>
      </draw:page>
      <draw:page draw:name="ДЛЯ МОНТАЖНИКОВ" draw:style-name="dp1" draw:master-page-name="Обычный">
        <draw:frame draw:style-name="gr58" draw:text-style-name="P18" draw:layer="layout" svg:width="19cm" svg:height="25.321cm" svg:x="1cm" svg:y="3.151cm">
          <draw:text-box>
            <text:p text:style-name="P16"><text:span text:style-name="T23">Спецификация на шкаф</text:span></text:p>
            <text:p text:style-name="P16"><text:span text:style-name="T10"/></text:p>
            <text:p text:style-name="P16"><text:span text:style-name="T10">Спецификация содержит перечень компонентов, которые необходимы для сборки шкафа.</text:span></text:p>
            <text:p text:style-name="P16"><text:span text:style-name="T10"/></text:p>
            <text:p text:style-name="P16"><text:span text:style-name="T10">Каждый компонент описывается следующими параметрами:</text:span></text:p>
            <text:list text:style-name="L1">
              <text:list-item>
                <text:p text:style-name="P16"><text:span text:style-name="T10">адрес (номер на шильдике)</text:span></text:p>
              </text:list-item>
              <text:list-item>
                <text:p text:style-name="P16"><text:span text:style-name="T10">описание</text:span></text:p>
              </text:list-item>
              <text:list-item>
                <text:p text:style-name="P16"><text:span text:style-name="T10">производитель</text:span></text:p>
              </text:list-item>
              <text:list-item>
                <text:p text:style-name="P16"><text:span text:style-name="T10">модель (заказной номер)</text:span></text:p>
              </text:list-item>
              <text:list-item>
                <text:p text:style-name="P16"><text:span text:style-name="T10">количество</text:span></text:p>
              </text:list-item>
            </text:list>
            <text:p text:style-name="P16"><text:span text:style-name="T10"/></text:p>
            <text:p text:style-name="P16"><text:span text:style-name="T23">Сборочный чертеж</text:span></text:p>
            <text:p text:style-name="P16"><text:span text:style-name="T10"/></text:p>
            <text:p text:style-name="P16"><text:span text:style-name="T10">По сборочному чертежу выполнятся сборка шкафа.</text:span></text:p>
            <text:p text:style-name="P16"><text:span text:style-name="T10">Для сборки используются компоненты, определенные в спецификации.</text:span></text:p>
            <text:p text:style-name="P16"><text:span text:style-name="T10"/></text:p>
            <text:p text:style-name="P16"><text:span text:style-name="T23">Таблица соединений</text:span></text:p>
            <text:p text:style-name="P16"><text:span text:style-name="T10"/></text:p>
            <text:p text:style-name="P16"><text:span text:style-name="T10">В таблице соединений приводится перечень всех соединений внутри шкафа:</text:span></text:p>
            <text:list text:style-name="L3">
              <text:list-item>
                <text:p text:style-name="P16"><text:span text:style-name="T10">номер проводника </text:span><text:span text:style-name="T11">(буквенно-цифровой тег)</text:span></text:p>
              </text:list-item>
              <text:list-item>
                <text:p text:style-name="P16"><text:span text:style-name="T10">откуда </text:span><text:span text:style-name="T11">(откуда идет проводник)</text:span></text:p>
                <text:list>
                  <text:list-item>
                    <text:p text:style-name="P16"><text:span text:style-name="T10">адрес клеммника, номер клеммы</text:span></text:p>
                  </text:list-item>
                </text:list>
              </text:list-item>
              <text:list-item>
                <text:p text:style-name="P16"><text:span text:style-name="T10">куда </text:span><text:span text:style-name="T11">(куда идет проводник)</text:span></text:p>
                <text:list>
                  <text:list-item>
                    <text:p text:style-name="P17"><text:span text:style-name="T10">адрес клеммника, номер клеммы</text:span></text:p>
                  </text:list-item>
                </text:list>
              </text:list-item>
              <text:list-item>
                <text:p text:style-name="P17"><text:span text:style-name="T10">характеристики проводника</text:span></text:p>
                <text:list>
                  <text:list-item>
                    <text:p text:style-name="P17"><text:span text:style-name="T10">сечение</text:span></text:p>
                  </text:list-item>
                  <text:list-item>
                    <text:p text:style-name="P17"><text:span text:style-name="T10">цвет</text:span></text:p>
                  </text:list-item>
                </text:list>
              </text:list-item>
              <text:list-item>
                <text:p text:style-name="P17"><text:span text:style-name="T10">номер кабеля, в состав которого входит проводник </text:span><text:span text:style-name="T11">(ссылка на кабельный журнал)</text:span></text:p>
              </text:list-item>
              <text:list-item>
                <text:p text:style-name="P17"><text:span text:style-name="T32">текст, напечатанный на маркировочной бирке</text:span></text:p>
              </text:list-item>
            </text:list>
            <text:p text:style-name="P17"><text:span text:style-name="T10"/></text:p>
            <text:p text:style-name="P17"><text:span text:style-name="T10">Таблицу соединений необходимо изобразить так, чтобы ее было удобно использовать:</text:span></text:p>
            <text:list text:continue-numbering="true" text:style-name="L3">
              <text:list-item>
                <text:p text:style-name="P17"><text:span text:style-name="T10">при монтаже,</text:span></text:p>
              </text:list-item>
              <text:list-item>
                <text:p text:style-name="P17"><text:span text:style-name="T10">при прозвонке </text:span><text:span text:style-name="T11">(на этапе пусконаладки и последующей эксплуатации)</text:span></text:p>
              </text:list-item>
            </text:list>
            <text:p text:style-name="P17"><text:span text:style-name="T10"/></text:p>
            <text:p text:style-name="P17"><text:span text:style-name="T23">Кабельный журнал</text:span></text:p>
            <text:p text:style-name="P17"><text:span text:style-name="T10"/></text:p>
            <text:p text:style-name="P17"><text:span text:style-name="T10">В кабельном журнале перечисляются все кабеля, применяемые при монтаже:</text:span></text:p>
            <text:list text:continue-numbering="true" text:style-name="L3">
              <text:list-item>
                <text:p text:style-name="P17"><text:span text:style-name="T10">номер кабеля </text:span><text:span text:style-name="T11">(буквенно-цифровой тег)</text:span></text:p>
              </text:list-item>
              <text:list-item>
                <text:p text:style-name="P17"><text:span text:style-name="T10">откуда </text:span><text:span text:style-name="T11">(откуда идет кабель)</text:span></text:p>
                <text:list>
                  <text:list-item>
                    <text:p text:style-name="P17"><text:span text:style-name="T10">адрес шкафа, секции клеммников, разъема или клеммника</text:span></text:p>
                  </text:list-item>
                </text:list>
              </text:list-item>
              <text:list-item>
                <text:p text:style-name="P17"><text:span text:style-name="T10">куда </text:span><text:span text:style-name="T11">(куда идет кабель)</text:span></text:p>
                <text:list>
                  <text:list-item>
                    <text:p text:style-name="P17"><text:span text:style-name="T10">адрес шкафа, секции клеммников, разъема или клеммника</text:span></text:p>
                  </text:list-item>
                </text:list>
              </text:list-item>
              <text:list-item>
                <text:p text:style-name="P17"><text:span text:style-name="T10">характеристики кабеля</text:span></text:p>
                <text:list>
                  <text:list-item>
                    <text:p text:style-name="P17"><text:span text:style-name="T10">тип, марка, цвет</text:span></text:p>
                  </text:list-item>
                  <text:list-item>
                    <text:p text:style-name="P17"><text:span text:style-name="T10">назначение</text:span></text:p>
                  </text:list-item>
                  <text:list-item>
                    <text:p text:style-name="P17"><text:span text:style-name="T10">длина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ДЛЯ МОНТАЖНИКОВ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ДЛЯ ПУСКОНАЛАДЧИКОВ" draw:style-name="dp1" draw:master-page-name="Обычный">
        <draw:frame draw:style-name="gr59" draw:text-style-name="P29" draw:layer="layout" svg:width="19cm" svg:height="8.971cm" svg:x="1cm" svg:y="3.151cm">
          <draw:text-box>
            <text:p text:style-name="P16"><text:span text:style-name="T23">Приемка шкафа</text:span></text:p>
            <text:p text:style-name="P16"><text:span text:style-name="T10"/></text:p>
            <text:p text:style-name="P16"><text:span text:style-name="T10">При приемке шкафа на площадке пусконаладчики проводят визуальный осмотр шкафа на предмет соответствия проектной документации. Рекомендуется прикладывать к поставляемой документации галерею фотографий шкафа, чтобы пусконаладчик смог быстро принять шкаф.</text:span></text:p>
            <text:p text:style-name="P16"><text:span text:style-name="T10"/></text:p>
            <text:p text:style-name="P16"><text:span text:style-name="T23">Проверка каналов ввода/вывода</text:span></text:p>
            <text:p text:style-name="P16"><text:span text:style-name="T10"/></text:p>
            <text:p text:style-name="P16"><text:span text:style-name="T10">Чтобы проверить канал ввода/вывода, наладчику необходимо по адресу канала (программный тег) найти номера клемм, через которые проходит сигнал. Для этого придется открыть 2-3 документа. Но, можно разработать один документ, в котором будет прослеживаться вся цепочка прохождения сигнала и указываться краткая информация о кабельной продукции и оборудовании:</text:span></text:p>
            <text:list text:style-name="L1">
              <text:list-item>
                <text:p text:style-name="P16"><text:span text:style-name="T10">от «поля» до управляющей программы (для канала ввода)</text:span></text:p>
              </text:list-item>
              <text:list-item>
                <text:p text:style-name="P16"><text:span text:style-name="T10">от управляющей программы до «поля» (для канала вывода)</text:span></text:p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ДЛЯ ПУСКОНАЛАДЧИКОВ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  <draw:frame draw:style-name="standard" draw:layer="layout" svg:width="18.43cm" svg:height="3.021cm" svg:x="1.228cm" svg:y="12.47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0"/>
            <table:table-column table:style-name="co15"/>
            <table:table-column table:style-name="co16"/>
            <table:table-row table:style-name="ro3" table:default-cell-style-name="ce12">
              <table:table-cell table:number-columns-spanned="8">
                <text:p text:style-name="P34"><text:span text:style-name="T33">диспетчерская / контроллерная / серверная</text:span></text:p>
              </table:table-cell>
              <table:covered-table-cell>
                <text:p text:style-name="P35"><text:span text:style-name="T33">диспетчерская / контроллерная / серверная</text:span></text:p>
              </table:covered-table-cell>
              <table:covered-table-cell table:style-name="ce4"/>
              <table:covered-table-cell/>
              <table:covered-table-cell table:style-name="ce13"/>
              <table:covered-table-cell/>
              <table:covered-table-cell table:style-name="ce4"/>
              <table:covered-table-cell table:style-name="ce4"/>
              <table:table-cell table:style-name="ce4" table:number-columns-spanned="4">
                <text:p text:style-name="P36"><text:span text:style-name="T33">«поле»</text:span></text:p>
              </table:table-cell>
              <table:covered-table-cell table:style-name="ce14"/>
              <table:covered-table-cell table:style-name="ce14"/>
              <table:covered-table-cell table:style-name="ce14"/>
            </table:table-row>
            <table:table-row table:style-name="ro8" table:default-cell-style-name="ce15">
              <table:table-cell>
                <text:p text:style-name="P37"><text:span text:style-name="T34">Программа</text:span></text:p>
              </table:table-cell>
              <table:table-cell>
                <text:p text:style-name="P37"><text:span text:style-name="T34">ШУ</text:span></text:p>
              </table:table-cell>
              <table:table-cell table:style-name="ce16">
                <text:p text:style-name="P38"><text:span text:style-name="T34">Кабель</text:span></text:p>
                <text:p text:style-name="P38"><text:span text:style-name="T35">&lt;----&gt;</text:span></text:p>
              </table:table-cell>
              <table:table-cell>
                <text:p text:style-name="P37"><text:span text:style-name="T34">ШТК</text:span></text:p>
              </table:table-cell>
              <table:table-cell table:style-name="ce16">
                <text:p text:style-name="P38"><text:span text:style-name="T34">Кабель</text:span></text:p>
                <text:p text:style-name="P38"><text:span text:style-name="T35">&lt;----&gt;</text:span></text:p>
              </table:table-cell>
              <table:table-cell>
                <text:p text:style-name="P37"><text:span text:style-name="T34">ШР</text:span></text:p>
              </table:table-cell>
              <table:table-cell table:style-name="ce16">
                <text:p text:style-name="P38"><text:span text:style-name="T34">Кабель</text:span></text:p>
                <text:p text:style-name="P38"><text:span text:style-name="T35">&lt;----&gt;</text:span></text:p>
              </table:table-cell>
              <table:table-cell>
                <text:p text:style-name="P37"><text:span text:style-name="T34">ШУД</text:span></text:p>
              </table:table-cell>
              <table:table-cell table:style-name="ce16">
                <text:p text:style-name="P38"><text:span text:style-name="T34">Кабель</text:span></text:p>
                <text:p text:style-name="P38"><text:span text:style-name="T35">&lt;----&gt;</text:span></text:p>
              </table:table-cell>
              <table:table-cell>
                <text:p text:style-name="P37"><text:span text:style-name="T34">РК</text:span></text:p>
              </table:table-cell>
              <table:table-cell>
                <text:p text:style-name="P37"><text:span text:style-name="T34">Кабель</text:span></text:p>
                <text:p text:style-name="P37"><text:span text:style-name="T35">&lt;----&gt;</text:span></text:p>
              </table:table-cell>
              <table:table-cell>
                <text:p text:style-name="P37"><text:span text:style-name="T34">Прибор</text:span></text:p>
              </table:table-cell>
            </table:table-row>
            <table:table-row table:style-name="ro6" table:default-cell-style-name="ce17"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</table:table-row>
            <table:table-row table:style-name="ro6" table:default-cell-style-name="ce17"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  <table:table-cell>
                <text:p text:style-name="P31"><text:span text:style-name="T28">..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0" draw:text-style-name="P29" draw:layer="layout" svg:width="19cm" svg:height="0.704cm" svg:x="1cm" svg:y="15.473cm">
          <draw:text-box>
            <text:p text:style-name="P16"><text:span text:style-name="T36">см. Архитектурные решения (подробно) / структурная схема и схема прохождения сигнала</text:span></text:p>
          </draw:text-box>
        </draw:frame>
        <draw:frame draw:style-name="gr61" draw:text-style-name="P29" draw:layer="layout" svg:width="19cm" svg:height="12.241cm" svg:x="1cm" svg:y="16.451cm">
          <draw:text-box>
            <text:p text:style-name="P16"><text:span text:style-name="T10">Программа / Управляющая программа</text:span></text:p>
            <text:list text:style-name="L1">
              <text:list-item>
                <text:p text:style-name="P17"><text:span text:style-name="T37">программный тег</text:span></text:p>
              </text:list-item>
            </text:list>
            <text:p text:style-name="P16"><text:span text:style-name="T10"/></text:p>
            <text:p text:style-name="P16"><text:span text:style-name="T10">ШУ / Шкаф управления / Системный шкаф / System Cabinet / SB</text:span></text:p>
            <text:list text:style-name="L3">
              <text:list-item>
                <text:p text:style-name="P16"><text:span text:style-name="T10">номер шкафа</text:span></text:p>
              </text:list-item>
              <text:list-item>
                <text:p text:style-name="P17"><text:span text:style-name="T37">номер кабельного ввода</text:span></text:p>
              </text:list-item>
              <text:list-item>
                <text:p text:style-name="P17"><text:span text:style-name="T37">номер секции</text:span></text:p>
              </text:list-item>
              <text:list-item>
                <text:p text:style-name="P17"><text:span text:style-name="T32">для оборудования:</text:span></text:p>
                <text:list>
                  <text:list-item>
                    <text:p text:style-name="P17"><text:span text:style-name="T32">номер, тип и модель </text:span><text:span text:style-name="T11">(ПЛК, станция В/В, панель оператора, ...)</text:span></text:p>
                  </text:list-item>
                </text:list>
              </text:list-item>
              <text:list-item>
                <text:p text:style-name="P17"><text:span text:style-name="T32">для сетевых каналов:</text:span></text:p>
                <text:list>
                  <text:list-item>
                    <text:p text:style-name="P17"><text:span text:style-name="T37">номер сетевого интерфейса / порта</text:span></text:p>
                  </text:list-item>
                  <text:list-item>
                    <text:p text:style-name="P17"><text:span text:style-name="T37">тип сетевого интерфейса </text:span><text:span text:style-name="T38">(RS-485, RS-232, USB, ETHERNET, OPTIC, ...)</text:span></text:p>
                  </text:list-item>
                  <text:list-item>
                    <text:p text:style-name="P17"><text:span text:style-name="T37">тип сетевого протокола </text:span><text:span text:style-name="T38">(MODBUS RTU, MODBUS TCP, PROFIBUS, PROFINET, …)</text:span></text:p>
                  </text:list-item>
                </text:list>
              </text:list-item>
              <text:list-item>
                <text:p text:style-name="P17"><text:span text:style-name="T32">для каналов В/В:</text:span></text:p>
                <text:list>
                  <text:list-item>
                    <text:p text:style-name="P17"><text:span text:style-name="T37">номер корзины В/В</text:span></text:p>
                  </text:list-item>
                  <text:list-item>
                    <text:p text:style-name="P17"><text:span text:style-name="T37">номер слота в корзине В/В</text:span></text:p>
                  </text:list-item>
                  <text:list-item>
                    <text:p text:style-name="P17"><text:span text:style-name="T37">модель модуля В/В</text:span></text:p>
                  </text:list-item>
                  <text:list-item>
                    <text:p text:style-name="P17"><text:span text:style-name="T37">тип, номер модуля и номер канала В/В </text:span><text:span text:style-name="T38">(DI.x.y, DO.x.y, AI.x.y, AO.x.y, …)</text:span></text:p>
                  </text:list-item>
                  <text:list-item>
                    <text:p text:style-name="P17"><text:span text:style-name="T37">поддержка HART </text:span><text:span text:style-name="T38">(+HART)</text:span></text:p>
                  </text:list-item>
                  <text:list-item>
                    <text:p text:style-name="P17"><text:span text:style-name="T37">тип электрического сигнала </text:span><text:span text:style-name="T38">(4-20 мА, 0-20 мА, 0-10 В, …)</text:span></text:p>
                  </text:list-item>
                  <text:list-item>
                    <text:p text:style-name="P17"><text:span text:style-name="T37">тип искробезопасности </text:span><text:span text:style-name="T38">(неискробезопасный, искробезопасный)</text:span></text:p>
                  </text:list-item>
                  <text:list-item>
                    <text:p text:style-name="P17"><text:span text:style-name="T37">схема подключения </text:span><text:span text:style-name="T38">(2-проводная, 3-проводная, 4-проводная, …)</text:span></text:p>
                  </text:list-item>
                </text:list>
              </text:list-item>
            </text:list>
          </draw:text-box>
        </draw:frame>
      </draw:page>
      <draw:page draw:name="ДЛЯ ПУСКОНАЛАДЧИКОВ (2)" draw:style-name="dp1" draw:master-page-name="Обычный">
        <draw:frame draw:style-name="gr62" draw:text-style-name="P29" draw:layer="layout" svg:width="19cm" svg:height="25.321cm" svg:x="1cm" svg:y="3.151cm">
          <draw:text-box>
            <text:p text:style-name="P17"><text:span text:style-name="T37">ШУ / Шкаф управления / Системный шкаф / System Cabinet / SB (продолжение)</text:span></text:p>
            <text:list text:style-name="L3">
              <text:list-item>
                <text:p text:style-name="P17"><text:span text:style-name="T37">для аналоговых каналов:</text:span></text:p>
                <text:list>
                  <text:list-item>
                    <text:p text:style-name="P17"><text:span text:style-name="T37">шкала масштабирования</text:span></text:p>
                    <text:p text:style-name="P17"><text:span text:style-name="T38">(низ/верх: электрический сигнал — человеко-понятное значение, + ед.изм)</text:span></text:p>
                  </text:list-item>
                  <text:list-item>
                    <text:p text:style-name="P17"><text:span text:style-name="T37">уставки предупреждений</text:span></text:p>
                    <text:p text:style-name="P17"><text:span text:style-name="T37">= LL / Low Low / ниже нижнего аварийного</text:span></text:p>
                    <text:p text:style-name="P17"><text:span text:style-name="T37">= L / Low / нижний аварийный</text:span></text:p>
                    <text:p text:style-name="P17"><text:span text:style-name="T37">= H / High / верхний аварийный</text:span></text:p>
                    <text:p text:style-name="P17"><text:span text:style-name="T37">= HH / High High / выше верхнего аварийного</text:span></text:p>
                  </text:list-item>
                </text:list>
              </text:list-item>
              <text:list-item>
                <text:p text:style-name="P17"><text:span text:style-name="T37">для клеммных колодок:</text:span></text:p>
                <text:list>
                  <text:list-item>
                    <text:p text:style-name="P17"><text:span text:style-name="T37">номер клеммной панели / терминальной платы</text:span></text:p>
                  </text:list-item>
                  <text:list-item>
                    <text:p text:style-name="P17"><text:span text:style-name="T37">номер клеммы</text:span></text:p>
                  </text:list-item>
                </text:list>
              </text:list-item>
            </text:list>
            <text:p text:style-name="P16"><text:span text:style-name="T10"/></text:p>
            <text:p text:style-name="P16"><text:span text:style-name="T10">Кабель</text:span></text:p>
            <text:list text:continue-numbering="true" text:style-name="L3">
              <text:list-item>
                <text:p text:style-name="P17"><text:span text:style-name="T37">номер </text:span><text:span text:style-name="T11">(ссылка на кабельный журнал)</text:span></text:p>
              </text:list-item>
              <text:list-item>
                <text:p text:style-name="P17"><text:span text:style-name="T32">характеристики</text:span></text:p>
                <text:list>
                  <text:list-item>
                    <text:p text:style-name="P17"><text:span text:style-name="T32">тип, марка</text:span></text:p>
                  </text:list-item>
                  <text:list-item>
                    <text:p text:style-name="P17"><text:span text:style-name="T32">цвет, сечение, количество жил, длина</text:span></text:p>
                  </text:list-item>
                </text:list>
              </text:list-item>
            </text:list>
            <text:p text:style-name="P17"><text:span text:style-name="T32"/></text:p>
            <text:p text:style-name="P17"><text:span text:style-name="T32">ШТК / Шкаф телекоммуникационный / Net / Telecommunication Cabinet / NC</text:span></text:p>
            <text:list text:continue-numbering="true" text:style-name="L3">
              <text:list-item>
                <text:p text:style-name="P17"><text:span text:style-name="T32">номер шкафа</text:span></text:p>
              </text:list-item>
              <text:list-item>
                <text:p text:style-name="P17"><text:span text:style-name="T37">номер кабельного ввода</text:span></text:p>
              </text:list-item>
              <text:list-item>
                <text:p text:style-name="P17"><text:span text:style-name="T37">номер секции</text:span></text:p>
              </text:list-item>
              <text:list-item>
                <text:p text:style-name="P17"><text:span text:style-name="T37">для оборудования:</text:span></text:p>
                <text:list>
                  <text:list-item>
                    <text:p text:style-name="P17"><text:span text:style-name="T32">номер, тип и модель </text:span><text:span text:style-name="T11">(коммутатор, маршрутизатор, …)</text:span></text:p>
                  </text:list-item>
                </text:list>
              </text:list-item>
              <text:list-item>
                <text:p text:style-name="P17"><text:span text:style-name="T32">для сетевых каналов:</text:span></text:p>
                <text:list>
                  <text:list-item>
                    <text:p text:style-name="P17"><text:span text:style-name="T37">номер сетевого интерфейса / порта</text:span></text:p>
                  </text:list-item>
                  <text:list-item>
                    <text:p text:style-name="P17"><text:span text:style-name="T37">тип сетевого интерфейса </text:span><text:span text:style-name="T38">(RS-485, RS-232, USB, ETHERNET, OPTIC, ...)</text:span></text:p>
                  </text:list-item>
                  <text:list-item>
                    <text:p text:style-name="P17"><text:span text:style-name="T37">тип сетевого протокола </text:span><text:span text:style-name="T38">(MODBUS RTU, MODBUS TCP, PROFIBUS, PROFINET, …)</text:span></text:p>
                  </text:list-item>
                </text:list>
              </text:list-item>
              <text:list-item>
                <text:p text:style-name="P17"><text:span text:style-name="T37">для клеммных колодок:</text:span></text:p>
                <text:list>
                  <text:list-item>
                    <text:p text:style-name="P17"><text:span text:style-name="T37">номер клеммной панели / терминальной платы</text:span></text:p>
                  </text:list-item>
                  <text:list-item>
                    <text:p text:style-name="P17"><text:span text:style-name="T37">номер клеммы</text:span></text:p>
                  </text:list-item>
                </text:list>
              </text:list-item>
            </text:list>
            <text:p text:style-name="P17"><text:span text:style-name="T37"/></text:p>
            <text:p text:style-name="P17"><text:span text:style-name="T37">ШР / Шкаф распределительный / Marshalling Cabinet / MC</text:span></text:p>
            <text:list text:continue-numbering="true" text:style-name="L3">
              <text:list-item>
                <text:p text:style-name="P17"><text:span text:style-name="T37">номер шкафа</text:span></text:p>
              </text:list-item>
              <text:list-item>
                <text:p text:style-name="P17"><text:span text:style-name="T37">номер кабельного ввода</text:span></text:p>
              </text:list-item>
              <text:list-item>
                <text:p text:style-name="P17"><text:span text:style-name="T37">номер секции</text:span></text:p>
              </text:list-item>
              <text:list-item>
                <text:p text:style-name="P17"><text:span text:style-name="T37">для оборудования:</text:span></text:p>
                <text:list>
                  <text:list-item>
                    <text:p text:style-name="P17"><text:span text:style-name="T37">номер, тип и модель </text:span><text:span text:style-name="T38">(блок питания, блок защиты, преобразователь, …)</text:span></text:p>
                  </text:list-item>
                </text:list>
              </text:list-item>
              <text:list-item>
                <text:p text:style-name="P17"><text:span text:style-name="T37">для сетевых каналов:</text:span></text:p>
                <text:list>
                  <text:list-item>
                    <text:p text:style-name="P17"><text:span text:style-name="T37">номер сетевого интерфейса / порта</text:span></text:p>
                  </text:list-item>
                  <text:list-item>
                    <text:p text:style-name="P17"><text:span text:style-name="T37">тип сетевого интерфейса </text:span><text:span text:style-name="T38">(RS-485, RS-232, USB, ETHERNET, OPTIC, ...)</text:span></text:p>
                  </text:list-item>
                  <text:list-item>
                    <text:p text:style-name="P17"><text:span text:style-name="T37">тип сетевого протокола </text:span><text:span text:style-name="T38">(MODBUS RTU, MODBUS TCP, PROFIBUS, PROFINET, …)</text:span></text:p>
                  </text:list-item>
                </text:list>
              </text:list-item>
              <text:list-item>
                <text:p text:style-name="P17"><text:span text:style-name="T37">для клеммных колодок:</text:span></text:p>
                <text:list>
                  <text:list-item>
                    <text:p text:style-name="P17"><text:span text:style-name="T37">номер клеммной панели / терминальной платы</text:span></text:p>
                  </text:list-item>
                  <text:list-item>
                    <text:p text:style-name="P17"><text:span text:style-name="T37">номер клеммы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ДЛЯ ПУСКОНАЛАДЧИКОВ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ДЛЯ ПУСКОНАЛАДЧИКОВ (3)" draw:style-name="dp1" draw:master-page-name="Обычный">
        <draw:frame draw:style-name="gr63" draw:text-style-name="P30" draw:layer="layout" svg:width="19cm" svg:height="20.416cm" svg:x="1cm" svg:y="3.151cm">
          <draw:text-box>
            <text:p text:style-name="P17"><text:span text:style-name="T37">ШУД / Шкаф управления двигателями / Motor Control Cabinet / MCC</text:span></text:p>
            <text:list text:style-name="L3">
              <text:list-item>
                <text:p text:style-name="P17"><text:span text:style-name="T37">номер шкафа</text:span></text:p>
              </text:list-item>
              <text:list-item>
                <text:p text:style-name="P17"><text:span text:style-name="T37">номер кабельного ввода</text:span></text:p>
              </text:list-item>
              <text:list-item>
                <text:p text:style-name="P17"><text:span text:style-name="T37">номер секции</text:span></text:p>
              </text:list-item>
              <text:list-item>
                <text:p text:style-name="P17"><text:span text:style-name="T37">для оборудования:</text:span></text:p>
                <text:list>
                  <text:list-item>
                    <text:p text:style-name="P17"><text:span text:style-name="T37">номер, тип и модель </text:span><text:span text:style-name="T38">(блок питания, прямой пуск, плавный пуск, частотник, …)</text:span></text:p>
                  </text:list-item>
                </text:list>
              </text:list-item>
              <text:list-item>
                <text:p text:style-name="P17"><text:span text:style-name="T37">для сетевых каналов:</text:span></text:p>
                <text:list>
                  <text:list-item>
                    <text:p text:style-name="P17"><text:span text:style-name="T37">номер сетевого интерфейса / порта</text:span></text:p>
                  </text:list-item>
                  <text:list-item>
                    <text:p text:style-name="P17"><text:span text:style-name="T37">тип сетевого интерфейса </text:span><text:span text:style-name="T38">(RS-485, RS-232, USB, ETHERNET, OPTIC, ...)</text:span></text:p>
                  </text:list-item>
                  <text:list-item>
                    <text:p text:style-name="P17"><text:span text:style-name="T37">тип сетевого протокола </text:span><text:span text:style-name="T38">(MODBUS RTU, MODBUS TCP, PROFIBUS, PROFINET, …)</text:span></text:p>
                  </text:list-item>
                </text:list>
              </text:list-item>
              <text:list-item>
                <text:p text:style-name="P17"><text:span text:style-name="T37">для клеммных колодок:</text:span></text:p>
                <text:list>
                  <text:list-item>
                    <text:p text:style-name="P17"><text:span text:style-name="T37">номер клеммной панели / терминальной платы</text:span></text:p>
                  </text:list-item>
                  <text:list-item>
                    <text:p text:style-name="P17"><text:span text:style-name="T37">номер клеммы</text:span></text:p>
                  </text:list-item>
                </text:list>
              </text:list-item>
            </text:list>
            <text:p text:style-name="P17"><text:span text:style-name="T37"/></text:p>
            <text:p text:style-name="P17"><text:span text:style-name="T37">РК / Распределительная коробка / Junction Box / JB</text:span></text:p>
            <text:list text:continue-numbering="true" text:style-name="L3">
              <text:list-item>
                <text:p text:style-name="P17"><text:span text:style-name="T37">номер коробки</text:span></text:p>
              </text:list-item>
              <text:list-item>
                <text:p text:style-name="P17"><text:span text:style-name="T37">номер кабельного ввода</text:span></text:p>
              </text:list-item>
              <text:list-item>
                <text:p text:style-name="P17"><text:span text:style-name="T37">номер секции</text:span></text:p>
              </text:list-item>
              <text:list-item>
                <text:p text:style-name="P17"><text:span text:style-name="T37">номер клеммной панели / терминальной платы</text:span></text:p>
              </text:list-item>
              <text:list-item>
                <text:p text:style-name="P17"><text:span text:style-name="T37">номер клеммы</text:span></text:p>
              </text:list-item>
            </text:list>
            <text:p text:style-name="P17"><text:span text:style-name="T37"/></text:p>
            <text:p text:style-name="P17"><text:span text:style-name="T37">Прибор / Instrument</text:span></text:p>
            <text:list text:continue-numbering="true" text:style-name="L3">
              <text:list-item>
                <text:p text:style-name="P17"><text:span text:style-name="T37">номер (инструментальный тег), тип и модель прибора</text:span></text:p>
              </text:list-item>
              <text:list-item>
                <text:p text:style-name="P17"><text:span text:style-name="T37">номер клеммы</text:span></text:p>
              </text:list-item>
            </text:list>
            <text:p text:style-name="P17"><text:span text:style-name="T37"/></text:p>
            <text:p text:style-name="P17"><text:span text:style-name="T39">Программа и методика испытаний</text:span></text:p>
            <text:p text:style-name="P17"><text:span text:style-name="T37"/></text:p>
            <text:p text:style-name="P17"><text:span text:style-name="T37">Обычно, проектировщики пренебрегают детальной проработке этого документа.</text:span></text:p>
            <text:p text:style-name="P17"><text:span text:style-name="T37"/></text:p>
            <text:p text:style-name="P17"><text:span text:style-name="T37">Если организация, которая проектирует и разрабатывает, сама же вводит АСУ ТП в эксплуатацию, то она может обойтись без какой-либо программы и методики испытаний. Но, если пусконаладочными работами занимается сторонняя организация по чужому проекту, то в этом случае результат может быть непредсказуем.</text:span></text:p>
            <text:p text:style-name="P17"><text:span text:style-name="T37"/></text:p>
            <text:p text:style-name="P17"><text:span text:style-name="T37">В разработке этого документа должны активно участвовать как проектировщики, так и непосредственно программисты, которые разрабатывали систему управления (управляющие программы, систему диспетчеризации, …)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ДЛЯ ПУСКОНАЛАДЧИКОВ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ДЛЯ ТЕХНОЛОГОВ И ОПЕРАТОРОВ" draw:style-name="dp1" draw:master-page-name="Обычный">
        <draw:frame draw:style-name="gr64" draw:text-style-name="P30" draw:layer="layout" svg:width="19cm" svg:height="4.066cm" svg:x="1cm" svg:y="3.151cm">
          <draw:text-box>
            <text:p text:style-name="P17"><text:span text:style-name="T37">Проектиование операторского интерфейса (HMI, человеко-машинный интерфейс) разработчики-дизайнеры должны выполнять вместе с представителями заказчика: технологами и операторами. Иначе у заказчика могут возникнуть проблемы в эксплуатации подобных систем.</text:span></text:p>
            <text:p text:style-name="P17"><text:span text:style-name="T37"/></text:p>
            <text:p text:style-name="P17"><text:span text:style-name="T37">При разработке HMI необходимо руководствоваться современными подходами в области ситуационной осведомленности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ДЛЯ ТЕХНОЛОГОВ И ОПЕРАТОРОВ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</draw:page>
      <draw:page draw:name="СПИСОК ИЗМЕНЕНИЙ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39"><text:span text:style-name="T40">СПИСОК ИЗМЕНЕНИЙ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ЕКТИРОВАНИЕ И РАЗРАБОТКА</text:a></text:span></text:p>
          </draw:text-box>
        </draw:frame>
        <draw:frame draw:style-name="standard" draw:layer="layout" svg:width="18.001cm" svg:height="5.584cm" svg:x="1.499cm" svg:y="3.174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9" table:default-cell-style-name="ce18">
              <table:table-cell>
                <text:p text:style-name="P9"><text:span text:style-name="T1">Дата</text:span></text:p>
              </table:table-cell>
              <table:table-cell>
                <text:p text:style-name="P40"><text:span text:style-name="T1">Стр.</text:span></text:p>
              </table:table-cell>
              <table:table-cell table:style-name="ce19">
                <text:p text:style-name="P3"><text:span text:style-name="T1">Описание изменения</text:span></text:p>
              </table:table-cell>
            </table:table-row>
            <table:table-row table:style-name="ro6" table:default-cell-style-name="ce20">
              <table:table-cell>
                <text:p text:style-name="P40"><text:span text:style-name="T1">2024-02-28</text:span></text:p>
              </table:table-cell>
              <table:table-cell>
                <text:p text:style-name="P40"><text:span text:style-name="T1">10</text:span></text:p>
                <text:p text:style-name="P40"><text:span text:style-name="T1">11</text:span></text:p>
                <text:p text:style-name="P40"><text:span text:style-name="T1">12</text:span></text:p>
                <text:p text:style-name="P40"><text:span text:style-name="T1"/></text:p>
                <text:p text:style-name="P40"><text:span text:style-name="T1"/></text:p>
                <text:p text:style-name="P40"><text:span text:style-name="T1">14</text:span></text:p>
                <text:p text:style-name="P40"><text:span text:style-name="T1">15-17</text:span></text:p>
                <text:p text:style-name="P40"><text:span text:style-name="T1">18</text:span></text:p>
              </table:table-cell>
              <table:table-cell table:style-name="ce21">
                <text:p text:style-name="P41"><text:span text:style-name="T41">Полностью обновлен раздел ДОКУМЕНТАЦИЯ</text:span></text:p>
                <text:p text:style-name="P41"><text:span text:style-name="T41">~ РАЗДЕЛЫ ПРОЕКТНОЙ ДОКУМЕНТАЦИИ</text:span></text:p>
                <text:p text:style-name="P41"><text:span text:style-name="T41">~ ЧЕРТЕЖИ АВТОМАТИЗИРОВАННЫХ СИСТЕМ</text:span></text:p>
                <text:p text:style-name="P41"><text:span text:style-name="T41"/></text:p>
                <text:p text:style-name="P41"><text:span text:style-name="T41">Добавлен раздел замечаний и рекомендаций</text:span></text:p>
                <text:p text:style-name="P41"><text:span text:style-name="T41">+ ДЛЯ МОНТАЖНИКОВ</text:span></text:p>
                <text:p text:style-name="P41"><text:span text:style-name="T41">+ ДЛЯ ПУСКОНАЛАДЧИКОВ</text:span></text:p>
                <text:p text:style-name="P41"><text:span text:style-name="T41">+ ДЛЯ ТЕХНОЛОГОВ И ОПЕРАТОРОВ</text:span></text:p>
              </table:table-cell>
            </table:table-row>
            <table:table-row table:style-name="ro10" table:default-cell-style-name="ce20">
              <table:table-cell/>
              <table:table-cell/>
              <table:table-cell table:style-name="ce22"/>
            </table:table-row>
          </table:table>
          <draw:image xlink:href="Pictures/TablePreview6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2-29T12:27:57.127000000</dc:date>
    <meta:editing-duration>P4DT16H34M34S</meta:editing-duration>
    <meta:editing-cycles>1393</meta:editing-cycles>
    <meta:generator>LibreOffice/7.3.2.2$Windows_X86_64 LibreOffice_project/49f2b1bff42cfccbd8f788c8dc32c1c309559be0</meta:generator>
    <meta:print-date>2022-04-28T22:24:58.143458820</meta:print-date>
    <dc:title>ПРОЕКТИРОВАНИЕ И РАЗРАБОТКА</dc:title>
    <dc:subject>Этапы, Модели, Документация, Стандарты</dc:subject>
    <meta:document-statistic meta:object-count="159"/>
  </office:meta>
</office:document-meta>
</file>